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3mm"/>
    </style:style>
    <style:style style:name="co2" style:family="table-column">
      <style:table-column-properties fo:break-before="auto" style:column-width="23.2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is-radar" table:style-name="ta1">
        <table:shapes>
          <draw:frame draw:z-index="0" draw:style-name="gr1" draw:text-style-name="P1" svg:width="187.13mm" svg:height="119mm" svg:x="145.34mm" svg:y="0mm">
            <loext:p draw:notify-on-update-of-ranges="'nis-radar'.B1:'nis-radar'.B1 'nis-radar'.B1:'nis-radar'.B249 'nis-radar'.D2:'nis-radar'.D249 'nis-radar'.B2:'nis-radar'.B249 'nis-radar'.D1:'nis-radar'.D249 'nis-radar'.C1:'nis-radar'.C2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is-radar</text:p>
          </table:table-cell>
          <table:table-cell office:value-type="float" office:value="74.3884" calcext:value-type="float">
            <text:p>74.3884</text:p>
          </table:table-cell>
          <table:table-cell table:formula="of:=PERCENTILE([.B1:.B249];0.95)" office:value-type="float" office:value="7.316812" calcext:value-type="float">
            <text:p>7.316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10574" calcext:value-type="float">
            <text:p>2.1057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4415" calcext:value-type="float">
            <text:p>6.441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80998" calcext:value-type="float">
            <text:p>5.8099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174447" calcext:value-type="float">
            <text:p>0.17444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48516" calcext:value-type="float">
            <text:p>1.4851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48935" calcext:value-type="float">
            <text:p>3.4893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539212465" calcext:value-type="float">
            <text:p>1.53921246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46333" calcext:value-type="float">
            <text:p>1.4633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79624" calcext:value-type="float">
            <text:p>1.7962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9549" calcext:value-type="float">
            <text:p>3.954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67586" calcext:value-type="float">
            <text:p>0.26758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34396" calcext:value-type="float">
            <text:p>2.3439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22918" calcext:value-type="float">
            <text:p>5.2291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17736" calcext:value-type="float">
            <text:p>2.1773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55412" calcext:value-type="float">
            <text:p>6.5541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77911" calcext:value-type="float">
            <text:p>6.7791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27764" calcext:value-type="float">
            <text:p>4.2776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87512" calcext:value-type="float">
            <text:p>4.8751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35045" calcext:value-type="float">
            <text:p>3.3504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27766" calcext:value-type="float">
            <text:p>2.2776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688747" calcext:value-type="float">
            <text:p>0.68874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53014" calcext:value-type="float">
            <text:p>1.5301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789931" calcext:value-type="float">
            <text:p>0.78993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90926" calcext:value-type="float">
            <text:p>2.9092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1.1854" calcext:value-type="float">
            <text:p>11.185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176514" calcext:value-type="float">
            <text:p>0.17651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3229" calcext:value-type="float">
            <text:p>1.322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56823" calcext:value-type="float">
            <text:p>3.5682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72646" calcext:value-type="float">
            <text:p>2.7264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0026" calcext:value-type="float">
            <text:p>1.002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63926" calcext:value-type="float">
            <text:p>1.6392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6454" calcext:value-type="float">
            <text:p>0.645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76202" calcext:value-type="float">
            <text:p>3.7620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46925" calcext:value-type="float">
            <text:p>1.4692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79033" calcext:value-type="float">
            <text:p>2.7903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672473" calcext:value-type="float">
            <text:p>0.67247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881431" calcext:value-type="float">
            <text:p>0.88143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76108" calcext:value-type="float">
            <text:p>0.27610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796453" calcext:value-type="float">
            <text:p>0.79645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6272" calcext:value-type="float">
            <text:p>3.627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66481" calcext:value-type="float">
            <text:p>0.26648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16397" calcext:value-type="float">
            <text:p>2.1639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442473" calcext:value-type="float">
            <text:p>0.44247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927683" calcext:value-type="float">
            <text:p>0.92768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37059" calcext:value-type="float">
            <text:p>2.3705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7.40249" calcext:value-type="float">
            <text:p>7.4024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93927" calcext:value-type="float">
            <text:p>2.9392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90183" calcext:value-type="float">
            <text:p>4.9018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0.6546" calcext:value-type="float">
            <text:p>10.654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70529" calcext:value-type="float">
            <text:p>3.7052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28876" calcext:value-type="float">
            <text:p>3.2887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07021" calcext:value-type="float">
            <text:p>2.0702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30015" calcext:value-type="float">
            <text:p>1.3001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836456" calcext:value-type="float">
            <text:p>0.83645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38023" calcext:value-type="float">
            <text:p>1.3802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36673" calcext:value-type="float">
            <text:p>3.3667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7.92309" calcext:value-type="float">
            <text:p>7.9230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22961" calcext:value-type="float">
            <text:p>1.2296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77709" calcext:value-type="float">
            <text:p>1.7770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27008" calcext:value-type="float">
            <text:p>0.22700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77941" calcext:value-type="float">
            <text:p>6.7794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91213" calcext:value-type="float">
            <text:p>5.9121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36463" calcext:value-type="float">
            <text:p>2.3646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00369" calcext:value-type="float">
            <text:p>2.0036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63353" calcext:value-type="float">
            <text:p>6.6335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73574" calcext:value-type="float">
            <text:p>1.7357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08777" calcext:value-type="float">
            <text:p>3.0877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26017" calcext:value-type="float">
            <text:p>3.2601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0.0942" calcext:value-type="float">
            <text:p>10.094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29014" calcext:value-type="float">
            <text:p>3.2901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59575" calcext:value-type="float">
            <text:p>5.5957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11492" calcext:value-type="float">
            <text:p>2.1149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20227" calcext:value-type="float">
            <text:p>1.2022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343561" calcext:value-type="float">
            <text:p>0.34356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41528" calcext:value-type="float">
            <text:p>2.4152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80398" calcext:value-type="float">
            <text:p>1.8039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51995" calcext:value-type="float">
            <text:p>2.5199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982039" calcext:value-type="float">
            <text:p>0.98203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09269" calcext:value-type="float">
            <text:p>1.0926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17011" calcext:value-type="float">
            <text:p>4.1701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4672" calcext:value-type="float">
            <text:p>5.467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01641" calcext:value-type="float">
            <text:p>1.0164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13277" calcext:value-type="float">
            <text:p>2.1327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39482" calcext:value-type="float">
            <text:p>1.3948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27413" calcext:value-type="float">
            <text:p>4.2741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0643377" calcext:value-type="float">
            <text:p>0.064337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37727" calcext:value-type="float">
            <text:p>3.3772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62675" calcext:value-type="float">
            <text:p>0.26267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601573" calcext:value-type="float">
            <text:p>0.60157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99036" calcext:value-type="float">
            <text:p>2.9903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67018" calcext:value-type="float">
            <text:p>1.6701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8123" calcext:value-type="float">
            <text:p>1.812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67544" calcext:value-type="float">
            <text:p>4.6754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58913" calcext:value-type="float">
            <text:p>1.5891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16134" calcext:value-type="float">
            <text:p>1.1613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7.34178" calcext:value-type="float">
            <text:p>7.3417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49679" calcext:value-type="float">
            <text:p>3.4967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17048" calcext:value-type="float">
            <text:p>2.1704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73053" calcext:value-type="float">
            <text:p>2.7305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31396" calcext:value-type="float">
            <text:p>2.3139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79851" calcext:value-type="float">
            <text:p>4.7985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818162" calcext:value-type="float">
            <text:p>0.81816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06244" calcext:value-type="float">
            <text:p>2.0624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02022" calcext:value-type="float">
            <text:p>1.0202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59379" calcext:value-type="float">
            <text:p>2.5937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78575" calcext:value-type="float">
            <text:p>1.7857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36671" calcext:value-type="float">
            <text:p>2.3667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647588" calcext:value-type="float">
            <text:p>0.64758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40905" calcext:value-type="float">
            <text:p>1.4090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06731" calcext:value-type="float">
            <text:p>3.0673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5272" calcext:value-type="float">
            <text:p>3.527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76768" calcext:value-type="float">
            <text:p>2.7676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44391" calcext:value-type="float">
            <text:p>2.4439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34253" calcext:value-type="float">
            <text:p>1.3425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16005" calcext:value-type="float">
            <text:p>1.1600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609594" calcext:value-type="float">
            <text:p>0.60959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51647" calcext:value-type="float">
            <text:p>2.5164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00996" calcext:value-type="float">
            <text:p>2.0099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78947" calcext:value-type="float">
            <text:p>2.7894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45072" calcext:value-type="float">
            <text:p>5.4507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66012" calcext:value-type="float">
            <text:p>5.6601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63049" calcext:value-type="float">
            <text:p>1.6304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39262" calcext:value-type="float">
            <text:p>3.3926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03574" calcext:value-type="float">
            <text:p>4.0357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41303" calcext:value-type="float">
            <text:p>2.4130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178385" calcext:value-type="float">
            <text:p>0.17838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2674" calcext:value-type="float">
            <text:p>2.267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2682" calcext:value-type="float">
            <text:p>1.268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22416" calcext:value-type="float">
            <text:p>4.2241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851933" calcext:value-type="float">
            <text:p>0.85193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166839" calcext:value-type="float">
            <text:p>0.16683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18862" calcext:value-type="float">
            <text:p>4.1886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45733" calcext:value-type="float">
            <text:p>0.4573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1874" calcext:value-type="float">
            <text:p>1.187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30983" calcext:value-type="float">
            <text:p>5.3098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83474" calcext:value-type="float">
            <text:p>5.8347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56576" calcext:value-type="float">
            <text:p>3.5657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70697" calcext:value-type="float">
            <text:p>5.7069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76888" calcext:value-type="float">
            <text:p>2.7688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58809" calcext:value-type="float">
            <text:p>3.5880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44038" calcext:value-type="float">
            <text:p>3.4403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19593" calcext:value-type="float">
            <text:p>1.1959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351509" calcext:value-type="float">
            <text:p>0.35150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34669" calcext:value-type="float">
            <text:p>4.3466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510564" calcext:value-type="float">
            <text:p>0.51056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382731" calcext:value-type="float">
            <text:p>0.38273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22549" calcext:value-type="float">
            <text:p>2.2254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27384" calcext:value-type="float">
            <text:p>3.2738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57688" calcext:value-type="float">
            <text:p>0.25768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28718" calcext:value-type="float">
            <text:p>5.2871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20004" calcext:value-type="float">
            <text:p>1.2000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7.27936" calcext:value-type="float">
            <text:p>7.2793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865423" calcext:value-type="float">
            <text:p>0.86542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78331" calcext:value-type="float">
            <text:p>1.7833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38024" calcext:value-type="float">
            <text:p>1.3802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7256" calcext:value-type="float">
            <text:p>1.725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2588" calcext:value-type="float">
            <text:p>1.258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96025" calcext:value-type="float">
            <text:p>2.9602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51982" calcext:value-type="float">
            <text:p>1.5198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8106" calcext:value-type="float">
            <text:p>2.810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54146" calcext:value-type="float">
            <text:p>3.5414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85635" calcext:value-type="float">
            <text:p>2.8563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363169" calcext:value-type="float">
            <text:p>0.36316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47529" calcext:value-type="float">
            <text:p>4.4752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06258" calcext:value-type="float">
            <text:p>2.0625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14306" calcext:value-type="float">
            <text:p>2.1430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93548" calcext:value-type="float">
            <text:p>4.9354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7.88095" calcext:value-type="float">
            <text:p>7.8809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66844" calcext:value-type="float">
            <text:p>1.6684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616898" calcext:value-type="float">
            <text:p>0.61689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77937" calcext:value-type="float">
            <text:p>1.7793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90378" calcext:value-type="float">
            <text:p>3.9037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15674" calcext:value-type="float">
            <text:p>1.1567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988959331" calcext:value-type="float">
            <text:p>4.98895933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63859" calcext:value-type="float">
            <text:p>1.6385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55422" calcext:value-type="float">
            <text:p>2.5542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97739" calcext:value-type="float">
            <text:p>1.9773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10123" calcext:value-type="float">
            <text:p>6.1012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18637" calcext:value-type="float">
            <text:p>2.1863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780102" calcext:value-type="float">
            <text:p>0.78010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63383" calcext:value-type="float">
            <text:p>3.6338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59794" calcext:value-type="float">
            <text:p>1.5979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863032" calcext:value-type="float">
            <text:p>0.86303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01018" calcext:value-type="float">
            <text:p>2.0101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52564" calcext:value-type="float">
            <text:p>3.5256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309312" calcext:value-type="float">
            <text:p>0.30931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86101" calcext:value-type="float">
            <text:p>1.8610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30746" calcext:value-type="float">
            <text:p>1.3074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37012" calcext:value-type="float">
            <text:p>6.3701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32952" calcext:value-type="float">
            <text:p>0.23295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1.0703" calcext:value-type="float">
            <text:p>11.070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56529" calcext:value-type="float">
            <text:p>3.5652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549849" calcext:value-type="float">
            <text:p>0.54984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41845" calcext:value-type="float">
            <text:p>1.4184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0216" calcext:value-type="float">
            <text:p>1.021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05141" calcext:value-type="float">
            <text:p>2.0514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61964" calcext:value-type="float">
            <text:p>1.6196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09375" calcext:value-type="float">
            <text:p>5.0937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30194" calcext:value-type="float">
            <text:p>2.3019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75768" calcext:value-type="float">
            <text:p>2.7576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83762" calcext:value-type="float">
            <text:p>1.8376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7.01299" calcext:value-type="float">
            <text:p>7.0129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8.6749" calcext:value-type="float">
            <text:p>8.674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20473" calcext:value-type="float">
            <text:p>0.22047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843134" calcext:value-type="float">
            <text:p>0.84313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78511" calcext:value-type="float">
            <text:p>2.7851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14551" calcext:value-type="float">
            <text:p>2.1455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13044" calcext:value-type="float">
            <text:p>1.1304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577948" calcext:value-type="float">
            <text:p>0.57794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8.92687" calcext:value-type="float">
            <text:p>8.9268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30464" calcext:value-type="float">
            <text:p>2.3046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900932" calcext:value-type="float">
            <text:p>0.90093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20662" calcext:value-type="float">
            <text:p>3.2066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54918" calcext:value-type="float">
            <text:p>4.5491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69138" calcext:value-type="float">
            <text:p>1.6913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52519" calcext:value-type="float">
            <text:p>5.5251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49297" calcext:value-type="float">
            <text:p>1.4929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33951" calcext:value-type="float">
            <text:p>2.3395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83927" calcext:value-type="float">
            <text:p>5.8392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68286" calcext:value-type="float">
            <text:p>1.6828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04098" calcext:value-type="float">
            <text:p>6.0409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59696" calcext:value-type="float">
            <text:p>4.5969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87207" calcext:value-type="float">
            <text:p>1.8720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26941" calcext:value-type="float">
            <text:p>1.2694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4.69151" calcext:value-type="float">
            <text:p>4.6915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63706" calcext:value-type="float">
            <text:p>1.6370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5.37574" calcext:value-type="float">
            <text:p>5.3757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04233" calcext:value-type="float">
            <text:p>3.04233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405906" calcext:value-type="float">
            <text:p>0.40590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0297516" calcext:value-type="float">
            <text:p>0.029751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443668" calcext:value-type="float">
            <text:p>0.443668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6836" calcext:value-type="float">
            <text:p>0.2683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7.71531" calcext:value-type="float">
            <text:p>7.71531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43267" calcext:value-type="float">
            <text:p>6.4326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54147" calcext:value-type="float">
            <text:p>0.5414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03065" calcext:value-type="float">
            <text:p>2.0306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32425" calcext:value-type="float">
            <text:p>0.23242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44875" calcext:value-type="float">
            <text:p>1.44875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610317" calcext:value-type="float">
            <text:p>0.610317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74004" calcext:value-type="float">
            <text:p>2.7400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8.97722" calcext:value-type="float">
            <text:p>8.9772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0.246626" calcext:value-type="float">
            <text:p>0.24662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51929" calcext:value-type="float">
            <text:p>6.51929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3.80112" calcext:value-type="float">
            <text:p>3.80112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49324" calcext:value-type="float">
            <text:p>2.4932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6.20934" calcext:value-type="float">
            <text:p>6.2093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1.56036" calcext:value-type="float">
            <text:p>1.56036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nis-radar</text:p>
          </table:table-cell>
          <table:table-cell office:value-type="float" office:value="2.15134" calcext:value-type="float">
            <text:p>2.15134</text:p>
          </table:table-cell>
          <table:table-cell office:value-type="float" office:value="7.316812" calcext:value-type="float">
            <text:p>7.316812</text:p>
          </table:table-cell>
          <table:table-cell office:value-type="float" office:value="248" calcext:value-type="float">
            <text:p>248</text:p>
          </table:table-cell>
        </table:table-row>
      </table:table>
      <table:table table:name="nis-laser" table:style-name="ta1">
        <table:shapes>
          <draw:frame draw:z-index="0" draw:style-name="gr1" draw:text-style-name="P1" svg:width="187.13mm" svg:height="119mm" svg:x="135.48mm" svg:y="9.03mm">
            <loext:p draw:notify-on-update-of-ranges="'nis-laser'.D1:'nis-laser'.D249 'nis-laser'.D1:'nis-laser'.D249 'nis-laser'.B1:'nis-laser'.B249 'nis-laser'.D1:'nis-laser'.D249 'nis-laser'.C1:'nis-laser'.C2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is-laser</text:p>
          </table:table-cell>
          <table:table-cell office:value-type="float" office:value="0.683155" calcext:value-type="float">
            <text:p>0.683155</text:p>
          </table:table-cell>
          <table:table-cell table:formula="of:=PERCENTILE([.B1:.B249];0.95)" office:value-type="float" office:value="4.68291" calcext:value-type="float">
            <text:p>4.68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02422" calcext:value-type="float">
            <text:p>0.50242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42759" calcext:value-type="float">
            <text:p>0.54275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0611044" calcext:value-type="float">
            <text:p>0.061104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2596" calcext:value-type="float">
            <text:p>1.1259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41234" calcext:value-type="float">
            <text:p>2.4123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16654" calcext:value-type="float">
            <text:p>0.21665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1.2465" calcext:value-type="float">
            <text:p>11.246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99313" calcext:value-type="float">
            <text:p>2.9931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74595" calcext:value-type="float">
            <text:p>1.7459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05912" calcext:value-type="float">
            <text:p>3.0591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90249" calcext:value-type="float">
            <text:p>0.29024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27373" calcext:value-type="float">
            <text:p>2.2737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720609" calcext:value-type="float">
            <text:p>0.72060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86244" calcext:value-type="float">
            <text:p>0.28624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74295" calcext:value-type="float">
            <text:p>0.57429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36385" calcext:value-type="float">
            <text:p>0.63638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89224" calcext:value-type="float">
            <text:p>2.8922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3386" calcext:value-type="float">
            <text:p>1.1338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2408" calcext:value-type="float">
            <text:p>1.1240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1028" calcext:value-type="float">
            <text:p>2.102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70192" calcext:value-type="float">
            <text:p>0.27019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57551" calcext:value-type="float">
            <text:p>0.65755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25506" calcext:value-type="float">
            <text:p>3.2550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611211854" calcext:value-type="float">
            <text:p>2.61121185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915081" calcext:value-type="float">
            <text:p>0.91508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721585" calcext:value-type="float">
            <text:p>0.72158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23033" calcext:value-type="float">
            <text:p>2.2303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3179" calcext:value-type="float">
            <text:p>1.1317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29077" calcext:value-type="float">
            <text:p>0.62907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187667" calcext:value-type="float">
            <text:p>0.18766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32602" calcext:value-type="float">
            <text:p>0.43260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10803" calcext:value-type="float">
            <text:p>0.51080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843201" calcext:value-type="float">
            <text:p>0.84320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156313" calcext:value-type="float">
            <text:p>0.15631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29259" calcext:value-type="float">
            <text:p>1.2925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934054" calcext:value-type="float">
            <text:p>0.93405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933938" calcext:value-type="float">
            <text:p>0.93393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40169" calcext:value-type="float">
            <text:p>1.4016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67293" calcext:value-type="float">
            <text:p>3.6729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78721" calcext:value-type="float">
            <text:p>1.7872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30675" calcext:value-type="float">
            <text:p>1.3067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16368" calcext:value-type="float">
            <text:p>3.1636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4.02377" calcext:value-type="float">
            <text:p>4.0237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35111" calcext:value-type="float">
            <text:p>3.3511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0615" calcext:value-type="float">
            <text:p>1.1061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923" calcext:value-type="float">
            <text:p>1.192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22221" calcext:value-type="float">
            <text:p>2.2222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0001255726546" calcext:value-type="float">
            <text:p>0.000125572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4.74547" calcext:value-type="float">
            <text:p>4.7454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1491" calcext:value-type="float">
            <text:p>1.1149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83211" calcext:value-type="float">
            <text:p>1.8321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942384" calcext:value-type="float">
            <text:p>0.94238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38457" calcext:value-type="float">
            <text:p>1.3845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21674" calcext:value-type="float">
            <text:p>0.42167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23758" calcext:value-type="float">
            <text:p>1.2375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13382" calcext:value-type="float">
            <text:p>2.1338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16799" calcext:value-type="float">
            <text:p>3.1679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105989" calcext:value-type="float">
            <text:p>0.10598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41973" calcext:value-type="float">
            <text:p>0.44197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358912" calcext:value-type="float">
            <text:p>0.35891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11321" calcext:value-type="float">
            <text:p>2.1132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79339" calcext:value-type="float">
            <text:p>3.7933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954464" calcext:value-type="float">
            <text:p>0.95446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05769" calcext:value-type="float">
            <text:p>1.0576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72264" calcext:value-type="float">
            <text:p>0.57226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54312" calcext:value-type="float">
            <text:p>0.25431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70317" calcext:value-type="float">
            <text:p>2.7031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8099020942" calcext:value-type="float">
            <text:p>0.809902094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730738" calcext:value-type="float">
            <text:p>0.73073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8609" calcext:value-type="float">
            <text:p>1.1860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97735" calcext:value-type="float">
            <text:p>1.9773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19391" calcext:value-type="float">
            <text:p>0.61939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70219" calcext:value-type="float">
            <text:p>0.67021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47085" calcext:value-type="float">
            <text:p>1.4708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23492" calcext:value-type="float">
            <text:p>0.22349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17563" calcext:value-type="float">
            <text:p>2.1756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121535" calcext:value-type="float">
            <text:p>0.12153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96744" calcext:value-type="float">
            <text:p>1.9674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88012" calcext:value-type="float">
            <text:p>0.68801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07451" calcext:value-type="float">
            <text:p>0.50745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56334" calcext:value-type="float">
            <text:p>3.5633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49989" calcext:value-type="float">
            <text:p>1.4998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01932" calcext:value-type="float">
            <text:p>0.60193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05844" calcext:value-type="float">
            <text:p>3.0584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06272" calcext:value-type="float">
            <text:p>3.0627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153384" calcext:value-type="float">
            <text:p>0.15338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18314" calcext:value-type="float">
            <text:p>3.1831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02758" calcext:value-type="float">
            <text:p>0.40275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191538" calcext:value-type="float">
            <text:p>0.19153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97417" calcext:value-type="float">
            <text:p>0.49741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94951" calcext:value-type="float">
            <text:p>1.9495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00861" calcext:value-type="float">
            <text:p>2.0086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9723" calcext:value-type="float">
            <text:p>0.6972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08292" calcext:value-type="float">
            <text:p>1.0829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57445" calcext:value-type="float">
            <text:p>1.5744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74088" calcext:value-type="float">
            <text:p>2.7408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20874" calcext:value-type="float">
            <text:p>1.2087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6.23757" calcext:value-type="float">
            <text:p>6.2375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0254278" calcext:value-type="float">
            <text:p>0.025427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17484" calcext:value-type="float">
            <text:p>0.51748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21928" calcext:value-type="float">
            <text:p>2.2192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78846" calcext:value-type="float">
            <text:p>1.7884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79606" calcext:value-type="float">
            <text:p>0.67960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06528" calcext:value-type="float">
            <text:p>2.0652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19055" calcext:value-type="float">
            <text:p>0.51905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724087" calcext:value-type="float">
            <text:p>0.72408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4.24888" calcext:value-type="float">
            <text:p>4.2488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05505" calcext:value-type="float">
            <text:p>1.0550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8344" calcext:value-type="float">
            <text:p>3.834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345171" calcext:value-type="float">
            <text:p>0.34517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75967" calcext:value-type="float">
            <text:p>0.47596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4.58907" calcext:value-type="float">
            <text:p>4.5890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78375" calcext:value-type="float">
            <text:p>2.7837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990615" calcext:value-type="float">
            <text:p>0.99061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13569" calcext:value-type="float">
            <text:p>2.1356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807833" calcext:value-type="float">
            <text:p>0.80783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85497" calcext:value-type="float">
            <text:p>3.8549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138908" calcext:value-type="float">
            <text:p>0.13890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853085" calcext:value-type="float">
            <text:p>0.85308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821756" calcext:value-type="float">
            <text:p>0.82175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02377" calcext:value-type="float">
            <text:p>0.40237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22457" calcext:value-type="float">
            <text:p>2.2245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149246" calcext:value-type="float">
            <text:p>0.14924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98607" calcext:value-type="float">
            <text:p>1.9860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777044" calcext:value-type="float">
            <text:p>0.77704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24482" calcext:value-type="float">
            <text:p>2.2448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32999" calcext:value-type="float">
            <text:p>2.3299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809981" calcext:value-type="float">
            <text:p>0.80998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00890289" calcext:value-type="float">
            <text:p>0.0089028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21146" calcext:value-type="float">
            <text:p>1.2114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39276" calcext:value-type="float">
            <text:p>0.53927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26185" calcext:value-type="float">
            <text:p>1.2618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5.26674" calcext:value-type="float">
            <text:p>5.2667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80294" calcext:value-type="float">
            <text:p>3.8029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5214" calcext:value-type="float">
            <text:p>1.521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51992" calcext:value-type="float">
            <text:p>1.5199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36604" calcext:value-type="float">
            <text:p>2.3660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57125" calcext:value-type="float">
            <text:p>1.5712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5811" calcext:value-type="float">
            <text:p>1.1581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350441" calcext:value-type="float">
            <text:p>0.35044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35312" calcext:value-type="float">
            <text:p>0.63531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12691" calcext:value-type="float">
            <text:p>2.1269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53787" calcext:value-type="float">
            <text:p>1.5378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5.10503" calcext:value-type="float">
            <text:p>5.1050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05939" calcext:value-type="float">
            <text:p>0.50593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694" calcext:value-type="float">
            <text:p>1.169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58616" calcext:value-type="float">
            <text:p>0.25861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89678" calcext:value-type="float">
            <text:p>1.8967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068076" calcext:value-type="float">
            <text:p>0.06807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92769" calcext:value-type="float">
            <text:p>3.9276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709243" calcext:value-type="float">
            <text:p>0.70924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747443" calcext:value-type="float">
            <text:p>0.74744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82511" calcext:value-type="float">
            <text:p>3.8251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60162" calcext:value-type="float">
            <text:p>3.6016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05925" calcext:value-type="float">
            <text:p>3.0592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84621" calcext:value-type="float">
            <text:p>2.8462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14651" calcext:value-type="float">
            <text:p>0.61465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65741" calcext:value-type="float">
            <text:p>1.6574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4.58684" calcext:value-type="float">
            <text:p>4.5868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8383" calcext:value-type="float">
            <text:p>1.838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976425" calcext:value-type="float">
            <text:p>0.97642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698" calcext:value-type="float">
            <text:p>0.669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06573" calcext:value-type="float">
            <text:p>2.0657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5.2232" calcext:value-type="float">
            <text:p>5.223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0837" calcext:value-type="float">
            <text:p>2.083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63946" calcext:value-type="float">
            <text:p>0.56394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68196" calcext:value-type="float">
            <text:p>1.6819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92234" calcext:value-type="float">
            <text:p>0.49223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31941" calcext:value-type="float">
            <text:p>0.23194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96472" calcext:value-type="float">
            <text:p>1.9647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80567" calcext:value-type="float">
            <text:p>0.28056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13103" calcext:value-type="float">
            <text:p>3.1310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47624" calcext:value-type="float">
            <text:p>1.4762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3.9331" calcext:value-type="float">
            <text:p>13.933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753096" calcext:value-type="float">
            <text:p>0.75309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075" calcext:value-type="float">
            <text:p>1.07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29928" calcext:value-type="float">
            <text:p>1.2992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0364668" calcext:value-type="float">
            <text:p>0.036466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50514" calcext:value-type="float">
            <text:p>1.5051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6.71076" calcext:value-type="float">
            <text:p>6.7107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37045" calcext:value-type="float">
            <text:p>2.3704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8983" calcext:value-type="float">
            <text:p>0.6898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01964" calcext:value-type="float">
            <text:p>2.0196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2946" calcext:value-type="float">
            <text:p>3.294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5.17029" calcext:value-type="float">
            <text:p>5.1702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85094" calcext:value-type="float">
            <text:p>2.8509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9175" calcext:value-type="float">
            <text:p>0.2917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23092" calcext:value-type="float">
            <text:p>0.62309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46484" calcext:value-type="float">
            <text:p>0.54648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996360703" calcext:value-type="float">
            <text:p>0.499636070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73113" calcext:value-type="float">
            <text:p>1.7311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4.30796" calcext:value-type="float">
            <text:p>4.3079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5366" calcext:value-type="float">
            <text:p>1.536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5.66646" calcext:value-type="float">
            <text:p>5.6664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970427" calcext:value-type="float">
            <text:p>0.97042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23878" calcext:value-type="float">
            <text:p>1.2387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00177459" calcext:value-type="float">
            <text:p>0.0017745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98862" calcext:value-type="float">
            <text:p>0.69886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65085" calcext:value-type="float">
            <text:p>2.6508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33273" calcext:value-type="float">
            <text:p>1.3327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63869" calcext:value-type="float">
            <text:p>2.6386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22749" calcext:value-type="float">
            <text:p>0.22274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43159" calcext:value-type="float">
            <text:p>0.54315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817316" calcext:value-type="float">
            <text:p>0.81731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174167" calcext:value-type="float">
            <text:p>0.17416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46312" calcext:value-type="float">
            <text:p>1.4631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292068" calcext:value-type="float">
            <text:p>0.29206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73762" calcext:value-type="float">
            <text:p>3.7376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09343" calcext:value-type="float">
            <text:p>2.0934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10975" calcext:value-type="float">
            <text:p>0.41097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978574" calcext:value-type="float">
            <text:p>0.97857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21889" calcext:value-type="float">
            <text:p>1.2188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0603307" calcext:value-type="float">
            <text:p>0.060330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0593552" calcext:value-type="float">
            <text:p>0.059355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4.51391" calcext:value-type="float">
            <text:p>4.5139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995309" calcext:value-type="float">
            <text:p>0.99530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320283" calcext:value-type="float">
            <text:p>0.320283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12838" calcext:value-type="float">
            <text:p>2.1283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0626034" calcext:value-type="float">
            <text:p>0.062603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4.36105" calcext:value-type="float">
            <text:p>4.3610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3.23622" calcext:value-type="float">
            <text:p>3.2362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45999" calcext:value-type="float">
            <text:p>1.4599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38545" calcext:value-type="float">
            <text:p>0.53854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44977" calcext:value-type="float">
            <text:p>0.4497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6.18238" calcext:value-type="float">
            <text:p>6.1823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829156" calcext:value-type="float">
            <text:p>0.82915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95979" calcext:value-type="float">
            <text:p>2.9597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732981" calcext:value-type="float">
            <text:p>0.73298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846551" calcext:value-type="float">
            <text:p>0.84655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19209" calcext:value-type="float">
            <text:p>1.1920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22149" calcext:value-type="float">
            <text:p>1.2214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03218" calcext:value-type="float">
            <text:p>2.03218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194494" calcext:value-type="float">
            <text:p>0.19449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15266" calcext:value-type="float">
            <text:p>2.15266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7.82775" calcext:value-type="float">
            <text:p>7.8277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514061" calcext:value-type="float">
            <text:p>0.51406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4.13735" calcext:value-type="float">
            <text:p>4.1373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7145" calcext:value-type="float">
            <text:p>1.714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24601" calcext:value-type="float">
            <text:p>2.24601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687567" calcext:value-type="float">
            <text:p>0.68756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69985" calcext:value-type="float">
            <text:p>2.69985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03014" calcext:value-type="float">
            <text:p>1.03014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2.18722" calcext:value-type="float">
            <text:p>2.1872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829889" calcext:value-type="float">
            <text:p>0.829889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1.21502" calcext:value-type="float">
            <text:p>1.2150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4.13252" calcext:value-type="float">
            <text:p>4.1325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6.57832" calcext:value-type="float">
            <text:p>6.57832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nis-laser</text:p>
          </table:table-cell>
          <table:table-cell office:value-type="float" office:value="0.713337" calcext:value-type="float">
            <text:p>0.713337</text:p>
          </table:table-cell>
          <table:table-cell office:value-type="float" office:value="4.68291" calcext:value-type="float">
            <text:p>4.68291</text:p>
          </table:table-cell>
          <table:table-cell office:value-type="float" office:value="248" calcext:value-type="float">
            <text:p>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9T13:04:08.665584757</dc:date>
    <meta:editing-duration>PT4M30S</meta:editing-duration>
    <meta:editing-cycles>1</meta:editing-cycles>
    <meta:document-statistic meta:table-count="2" meta:cell-count="1992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14cm" svg:height="11.901cm" xlink:href=".." xlink:type="simple" chart:class="chart:scatter" chart:style-name="ch1">
        <chart:legend svg:x="14.642cm" svg:y="0.994cm" style:legend-expansion="custom" chartooo:width="4.07cm" chartooo:height="1.991cm" style:legend-expansion-aspect-ratio="2.04419889502762" chart:style-name="ch2"/>
        <chart:plot-area chart:style-name="ch3" table:cell-range-address="'nis-radar'.B1:'nis-radar'.C249 'nis-radar'.D2:'nis-radar'.D249" chart:data-source-has-labels="both" svg:x="0.653cm" svg:y="0.303cm" svg:width="14.094cm" svg:height="11.287cm">
          <chartooo:coordinate-region svg:x="1.301cm" svg:y="0.502cm" svg:width="13.446cm" svg:height="10.889cm"/>
          <chart:axis chart:dimension="x" chart:name="primary-x" chart:style-name="ch4" chartooo:axis-type="auto">
            <chart:categories table:cell-range-address="'nis-radar'.B1:'nis-radar'.B2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is-radar'.B2:'nis-radar'.B249" loext:label-string="&quot;NIS-Radar&quot;" chart:class="chart:scatter">
            <chart:domain table:cell-range-address="'nis-radar'.D2:'nis-radar'.D249"/>
            <chart:data-point chart:repeated="248"/>
          </chart:series>
          <chart:series chart:style-name="ch8" chart:values-cell-range-address="'nis-radar'.C1:'nis-radar'.C249" loext:label-string="&quot;95% percentile&quot;" chart:class="chart:scatter">
            <chart:domain table:cell-range-address="'nis-radar'.D1:'nis-radar'.D249"/>
            <chart:data-point chart:repeated="2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IS-Radar</text:p>
              </table:table-cell>
              <table:table-cell office:value-type="string">
                <text:p>Column D</text:p>
              </table:table-cell>
              <table:table-cell office:value-type="string">
                <text:p>95% percentile</text:p>
              </table:table-cell>
            </table:table-row>
          </table:table-header-rows>
          <table:table-rows>
            <table:table-row>
              <table:table-cell office:value-type="float" office:value="74.3884">
                <text:p>74.3884</text:p>
                <draw:g>
                  <svg:desc>'nis-radar'.B1:'nis-radar'.B249</svg:desc>
                </draw:g>
              </table:table-cell>
              <table:table-cell office:value-type="float" office:value="1">
                <text:p>1</text:p>
                <draw:g>
                  <svg:desc>'nis-radar'.D2:'nis-radar'.D249</svg:desc>
                </draw:g>
              </table:table-cell>
              <table:table-cell office:value-type="float" office:value="2.10574">
                <text:p>2.10574</text:p>
                <draw:g>
                  <svg:desc>'nis-radar'.B2:'nis-radar'.B249</svg:desc>
                </draw:g>
              </table:table-cell>
              <table:table-cell office:value-type="float" office:value="0">
                <text:p>0</text:p>
                <draw:g>
                  <svg:desc>'nis-radar'.D1:'nis-radar'.D249</svg:desc>
                </draw:g>
              </table:table-cell>
              <table:table-cell office:value-type="float" office:value="7.316812">
                <text:p>7.316812</text:p>
                <draw:g>
                  <svg:desc>'nis-radar'.C1:'nis-radar'.C249</svg:desc>
                </draw:g>
              </table:table-cell>
            </table:table-row>
            <table:table-row>
              <table:table-cell office:value-type="float" office:value="2.10574">
                <text:p>2.10574</text:p>
              </table:table-cell>
              <table:table-cell office:value-type="float" office:value="2">
                <text:p>2</text:p>
              </table:table-cell>
              <table:table-cell office:value-type="float" office:value="6.4415">
                <text:p>6.4415</text:p>
              </table:table-cell>
              <table:table-cell office:value-type="float" office:value="1">
                <text:p>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4415">
                <text:p>6.4415</text:p>
              </table:table-cell>
              <table:table-cell office:value-type="float" office:value="3">
                <text:p>3</text:p>
              </table:table-cell>
              <table:table-cell office:value-type="float" office:value="5.80998">
                <text:p>5.80998</text:p>
              </table:table-cell>
              <table:table-cell office:value-type="float" office:value="2">
                <text:p>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80998">
                <text:p>5.80998</text:p>
              </table:table-cell>
              <table:table-cell office:value-type="float" office:value="4">
                <text:p>4</text:p>
              </table:table-cell>
              <table:table-cell office:value-type="float" office:value="0.174447">
                <text:p>0.174447</text:p>
              </table:table-cell>
              <table:table-cell office:value-type="float" office:value="3">
                <text:p>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174447">
                <text:p>0.174447</text:p>
              </table:table-cell>
              <table:table-cell office:value-type="float" office:value="5">
                <text:p>5</text:p>
              </table:table-cell>
              <table:table-cell office:value-type="float" office:value="1.48516">
                <text:p>1.48516</text:p>
              </table:table-cell>
              <table:table-cell office:value-type="float" office:value="4">
                <text:p>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48516">
                <text:p>1.48516</text:p>
              </table:table-cell>
              <table:table-cell office:value-type="float" office:value="6">
                <text:p>6</text:p>
              </table:table-cell>
              <table:table-cell office:value-type="float" office:value="3.48935">
                <text:p>3.48935</text:p>
              </table:table-cell>
              <table:table-cell office:value-type="float" office:value="5">
                <text:p>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48935">
                <text:p>3.48935</text:p>
              </table:table-cell>
              <table:table-cell office:value-type="float" office:value="7">
                <text:p>7</text:p>
              </table:table-cell>
              <table:table-cell office:value-type="float" office:value="1.539212465">
                <text:p>1.539212465</text:p>
              </table:table-cell>
              <table:table-cell office:value-type="float" office:value="6">
                <text:p>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539212465">
                <text:p>1.539212465</text:p>
              </table:table-cell>
              <table:table-cell office:value-type="float" office:value="8">
                <text:p>8</text:p>
              </table:table-cell>
              <table:table-cell office:value-type="float" office:value="1.46333">
                <text:p>1.46333</text:p>
              </table:table-cell>
              <table:table-cell office:value-type="float" office:value="7">
                <text:p>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46333">
                <text:p>1.46333</text:p>
              </table:table-cell>
              <table:table-cell office:value-type="float" office:value="9">
                <text:p>9</text:p>
              </table:table-cell>
              <table:table-cell office:value-type="float" office:value="1.79624">
                <text:p>1.79624</text:p>
              </table:table-cell>
              <table:table-cell office:value-type="float" office:value="8">
                <text:p>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79624">
                <text:p>1.79624</text:p>
              </table:table-cell>
              <table:table-cell office:value-type="float" office:value="10">
                <text:p>10</text:p>
              </table:table-cell>
              <table:table-cell office:value-type="float" office:value="3.9549">
                <text:p>3.9549</text:p>
              </table:table-cell>
              <table:table-cell office:value-type="float" office:value="9">
                <text:p>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9549">
                <text:p>3.9549</text:p>
              </table:table-cell>
              <table:table-cell office:value-type="float" office:value="11">
                <text:p>11</text:p>
              </table:table-cell>
              <table:table-cell office:value-type="float" office:value="0.267586">
                <text:p>0.267586</text:p>
              </table:table-cell>
              <table:table-cell office:value-type="float" office:value="10">
                <text:p>1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67586">
                <text:p>0.267586</text:p>
              </table:table-cell>
              <table:table-cell office:value-type="float" office:value="12">
                <text:p>12</text:p>
              </table:table-cell>
              <table:table-cell office:value-type="float" office:value="2.34396">
                <text:p>2.34396</text:p>
              </table:table-cell>
              <table:table-cell office:value-type="float" office:value="11">
                <text:p>1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34396">
                <text:p>2.34396</text:p>
              </table:table-cell>
              <table:table-cell office:value-type="float" office:value="13">
                <text:p>13</text:p>
              </table:table-cell>
              <table:table-cell office:value-type="float" office:value="5.22918">
                <text:p>5.22918</text:p>
              </table:table-cell>
              <table:table-cell office:value-type="float" office:value="12">
                <text:p>1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22918">
                <text:p>5.22918</text:p>
              </table:table-cell>
              <table:table-cell office:value-type="float" office:value="14">
                <text:p>14</text:p>
              </table:table-cell>
              <table:table-cell office:value-type="float" office:value="2.17736">
                <text:p>2.17736</text:p>
              </table:table-cell>
              <table:table-cell office:value-type="float" office:value="13">
                <text:p>1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17736">
                <text:p>2.17736</text:p>
              </table:table-cell>
              <table:table-cell office:value-type="float" office:value="15">
                <text:p>15</text:p>
              </table:table-cell>
              <table:table-cell office:value-type="float" office:value="6.55412">
                <text:p>6.55412</text:p>
              </table:table-cell>
              <table:table-cell office:value-type="float" office:value="14">
                <text:p>1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55412">
                <text:p>6.55412</text:p>
              </table:table-cell>
              <table:table-cell office:value-type="float" office:value="16">
                <text:p>16</text:p>
              </table:table-cell>
              <table:table-cell office:value-type="float" office:value="6.77911">
                <text:p>6.77911</text:p>
              </table:table-cell>
              <table:table-cell office:value-type="float" office:value="15">
                <text:p>1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77911">
                <text:p>6.77911</text:p>
              </table:table-cell>
              <table:table-cell office:value-type="float" office:value="17">
                <text:p>17</text:p>
              </table:table-cell>
              <table:table-cell office:value-type="float" office:value="4.27764">
                <text:p>4.27764</text:p>
              </table:table-cell>
              <table:table-cell office:value-type="float" office:value="16">
                <text:p>1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27764">
                <text:p>4.27764</text:p>
              </table:table-cell>
              <table:table-cell office:value-type="float" office:value="18">
                <text:p>18</text:p>
              </table:table-cell>
              <table:table-cell office:value-type="float" office:value="4.87512">
                <text:p>4.87512</text:p>
              </table:table-cell>
              <table:table-cell office:value-type="float" office:value="17">
                <text:p>1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87512">
                <text:p>4.87512</text:p>
              </table:table-cell>
              <table:table-cell office:value-type="float" office:value="19">
                <text:p>19</text:p>
              </table:table-cell>
              <table:table-cell office:value-type="float" office:value="3.35045">
                <text:p>3.35045</text:p>
              </table:table-cell>
              <table:table-cell office:value-type="float" office:value="18">
                <text:p>1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35045">
                <text:p>3.35045</text:p>
              </table:table-cell>
              <table:table-cell office:value-type="float" office:value="20">
                <text:p>20</text:p>
              </table:table-cell>
              <table:table-cell office:value-type="float" office:value="2.27766">
                <text:p>2.27766</text:p>
              </table:table-cell>
              <table:table-cell office:value-type="float" office:value="19">
                <text:p>1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27766">
                <text:p>2.27766</text:p>
              </table:table-cell>
              <table:table-cell office:value-type="float" office:value="21">
                <text:p>21</text:p>
              </table:table-cell>
              <table:table-cell office:value-type="float" office:value="0.688747">
                <text:p>0.688747</text:p>
              </table:table-cell>
              <table:table-cell office:value-type="float" office:value="20">
                <text:p>2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688747">
                <text:p>0.688747</text:p>
              </table:table-cell>
              <table:table-cell office:value-type="float" office:value="22">
                <text:p>22</text:p>
              </table:table-cell>
              <table:table-cell office:value-type="float" office:value="1.53014">
                <text:p>1.53014</text:p>
              </table:table-cell>
              <table:table-cell office:value-type="float" office:value="21">
                <text:p>2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53014">
                <text:p>1.53014</text:p>
              </table:table-cell>
              <table:table-cell office:value-type="float" office:value="23">
                <text:p>23</text:p>
              </table:table-cell>
              <table:table-cell office:value-type="float" office:value="0.789931">
                <text:p>0.789931</text:p>
              </table:table-cell>
              <table:table-cell office:value-type="float" office:value="22">
                <text:p>2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789931">
                <text:p>0.789931</text:p>
              </table:table-cell>
              <table:table-cell office:value-type="float" office:value="24">
                <text:p>24</text:p>
              </table:table-cell>
              <table:table-cell office:value-type="float" office:value="2.90926">
                <text:p>2.90926</text:p>
              </table:table-cell>
              <table:table-cell office:value-type="float" office:value="23">
                <text:p>2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90926">
                <text:p>2.90926</text:p>
              </table:table-cell>
              <table:table-cell office:value-type="float" office:value="25">
                <text:p>25</text:p>
              </table:table-cell>
              <table:table-cell office:value-type="float" office:value="11.1854">
                <text:p>11.1854</text:p>
              </table:table-cell>
              <table:table-cell office:value-type="float" office:value="24">
                <text:p>2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1.1854">
                <text:p>11.1854</text:p>
              </table:table-cell>
              <table:table-cell office:value-type="float" office:value="26">
                <text:p>26</text:p>
              </table:table-cell>
              <table:table-cell office:value-type="float" office:value="0.176514">
                <text:p>0.176514</text:p>
              </table:table-cell>
              <table:table-cell office:value-type="float" office:value="25">
                <text:p>2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176514">
                <text:p>0.176514</text:p>
              </table:table-cell>
              <table:table-cell office:value-type="float" office:value="27">
                <text:p>27</text:p>
              </table:table-cell>
              <table:table-cell office:value-type="float" office:value="1.3229">
                <text:p>1.3229</text:p>
              </table:table-cell>
              <table:table-cell office:value-type="float" office:value="26">
                <text:p>2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3229">
                <text:p>1.3229</text:p>
              </table:table-cell>
              <table:table-cell office:value-type="float" office:value="28">
                <text:p>28</text:p>
              </table:table-cell>
              <table:table-cell office:value-type="float" office:value="3.56823">
                <text:p>3.56823</text:p>
              </table:table-cell>
              <table:table-cell office:value-type="float" office:value="27">
                <text:p>2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56823">
                <text:p>3.56823</text:p>
              </table:table-cell>
              <table:table-cell office:value-type="float" office:value="29">
                <text:p>29</text:p>
              </table:table-cell>
              <table:table-cell office:value-type="float" office:value="2.72646">
                <text:p>2.72646</text:p>
              </table:table-cell>
              <table:table-cell office:value-type="float" office:value="28">
                <text:p>2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72646">
                <text:p>2.72646</text:p>
              </table:table-cell>
              <table:table-cell office:value-type="float" office:value="30">
                <text:p>30</text:p>
              </table:table-cell>
              <table:table-cell office:value-type="float" office:value="1.0026">
                <text:p>1.0026</text:p>
              </table:table-cell>
              <table:table-cell office:value-type="float" office:value="29">
                <text:p>2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0026">
                <text:p>1.0026</text:p>
              </table:table-cell>
              <table:table-cell office:value-type="float" office:value="31">
                <text:p>31</text:p>
              </table:table-cell>
              <table:table-cell office:value-type="float" office:value="1.63926">
                <text:p>1.63926</text:p>
              </table:table-cell>
              <table:table-cell office:value-type="float" office:value="30">
                <text:p>3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63926">
                <text:p>1.63926</text:p>
              </table:table-cell>
              <table:table-cell office:value-type="float" office:value="32">
                <text:p>32</text:p>
              </table:table-cell>
              <table:table-cell office:value-type="float" office:value="0.6454">
                <text:p>0.6454</text:p>
              </table:table-cell>
              <table:table-cell office:value-type="float" office:value="31">
                <text:p>3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6454">
                <text:p>0.6454</text:p>
              </table:table-cell>
              <table:table-cell office:value-type="float" office:value="33">
                <text:p>33</text:p>
              </table:table-cell>
              <table:table-cell office:value-type="float" office:value="3.76202">
                <text:p>3.76202</text:p>
              </table:table-cell>
              <table:table-cell office:value-type="float" office:value="32">
                <text:p>3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76202">
                <text:p>3.76202</text:p>
              </table:table-cell>
              <table:table-cell office:value-type="float" office:value="34">
                <text:p>34</text:p>
              </table:table-cell>
              <table:table-cell office:value-type="float" office:value="1.46925">
                <text:p>1.46925</text:p>
              </table:table-cell>
              <table:table-cell office:value-type="float" office:value="33">
                <text:p>3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46925">
                <text:p>1.46925</text:p>
              </table:table-cell>
              <table:table-cell office:value-type="float" office:value="35">
                <text:p>35</text:p>
              </table:table-cell>
              <table:table-cell office:value-type="float" office:value="2.79033">
                <text:p>2.79033</text:p>
              </table:table-cell>
              <table:table-cell office:value-type="float" office:value="34">
                <text:p>3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79033">
                <text:p>2.79033</text:p>
              </table:table-cell>
              <table:table-cell office:value-type="float" office:value="36">
                <text:p>36</text:p>
              </table:table-cell>
              <table:table-cell office:value-type="float" office:value="0.672473">
                <text:p>0.672473</text:p>
              </table:table-cell>
              <table:table-cell office:value-type="float" office:value="35">
                <text:p>3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672473">
                <text:p>0.672473</text:p>
              </table:table-cell>
              <table:table-cell office:value-type="float" office:value="37">
                <text:p>37</text:p>
              </table:table-cell>
              <table:table-cell office:value-type="float" office:value="0.881431">
                <text:p>0.881431</text:p>
              </table:table-cell>
              <table:table-cell office:value-type="float" office:value="36">
                <text:p>3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881431">
                <text:p>0.881431</text:p>
              </table:table-cell>
              <table:table-cell office:value-type="float" office:value="38">
                <text:p>38</text:p>
              </table:table-cell>
              <table:table-cell office:value-type="float" office:value="0.276108">
                <text:p>0.276108</text:p>
              </table:table-cell>
              <table:table-cell office:value-type="float" office:value="37">
                <text:p>3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76108">
                <text:p>0.276108</text:p>
              </table:table-cell>
              <table:table-cell office:value-type="float" office:value="39">
                <text:p>39</text:p>
              </table:table-cell>
              <table:table-cell office:value-type="float" office:value="0.796453">
                <text:p>0.796453</text:p>
              </table:table-cell>
              <table:table-cell office:value-type="float" office:value="38">
                <text:p>3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796453">
                <text:p>0.796453</text:p>
              </table:table-cell>
              <table:table-cell office:value-type="float" office:value="40">
                <text:p>40</text:p>
              </table:table-cell>
              <table:table-cell office:value-type="float" office:value="3.6272">
                <text:p>3.6272</text:p>
              </table:table-cell>
              <table:table-cell office:value-type="float" office:value="39">
                <text:p>3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6272">
                <text:p>3.6272</text:p>
              </table:table-cell>
              <table:table-cell office:value-type="float" office:value="41">
                <text:p>41</text:p>
              </table:table-cell>
              <table:table-cell office:value-type="float" office:value="0.266481">
                <text:p>0.266481</text:p>
              </table:table-cell>
              <table:table-cell office:value-type="float" office:value="40">
                <text:p>4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66481">
                <text:p>0.266481</text:p>
              </table:table-cell>
              <table:table-cell office:value-type="float" office:value="42">
                <text:p>42</text:p>
              </table:table-cell>
              <table:table-cell office:value-type="float" office:value="2.16397">
                <text:p>2.16397</text:p>
              </table:table-cell>
              <table:table-cell office:value-type="float" office:value="41">
                <text:p>4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16397">
                <text:p>2.16397</text:p>
              </table:table-cell>
              <table:table-cell office:value-type="float" office:value="43">
                <text:p>43</text:p>
              </table:table-cell>
              <table:table-cell office:value-type="float" office:value="0.442473">
                <text:p>0.442473</text:p>
              </table:table-cell>
              <table:table-cell office:value-type="float" office:value="42">
                <text:p>4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442473">
                <text:p>0.442473</text:p>
              </table:table-cell>
              <table:table-cell office:value-type="float" office:value="44">
                <text:p>44</text:p>
              </table:table-cell>
              <table:table-cell office:value-type="float" office:value="0.927683">
                <text:p>0.927683</text:p>
              </table:table-cell>
              <table:table-cell office:value-type="float" office:value="43">
                <text:p>4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927683">
                <text:p>0.927683</text:p>
              </table:table-cell>
              <table:table-cell office:value-type="float" office:value="45">
                <text:p>45</text:p>
              </table:table-cell>
              <table:table-cell office:value-type="float" office:value="2.37059">
                <text:p>2.37059</text:p>
              </table:table-cell>
              <table:table-cell office:value-type="float" office:value="44">
                <text:p>4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37059">
                <text:p>2.37059</text:p>
              </table:table-cell>
              <table:table-cell office:value-type="float" office:value="46">
                <text:p>46</text:p>
              </table:table-cell>
              <table:table-cell office:value-type="float" office:value="7.40249">
                <text:p>7.40249</text:p>
              </table:table-cell>
              <table:table-cell office:value-type="float" office:value="45">
                <text:p>4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7.40249">
                <text:p>7.40249</text:p>
              </table:table-cell>
              <table:table-cell office:value-type="float" office:value="47">
                <text:p>47</text:p>
              </table:table-cell>
              <table:table-cell office:value-type="float" office:value="2.93927">
                <text:p>2.93927</text:p>
              </table:table-cell>
              <table:table-cell office:value-type="float" office:value="46">
                <text:p>4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93927">
                <text:p>2.93927</text:p>
              </table:table-cell>
              <table:table-cell office:value-type="float" office:value="48">
                <text:p>48</text:p>
              </table:table-cell>
              <table:table-cell office:value-type="float" office:value="4.90183">
                <text:p>4.90183</text:p>
              </table:table-cell>
              <table:table-cell office:value-type="float" office:value="47">
                <text:p>4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90183">
                <text:p>4.90183</text:p>
              </table:table-cell>
              <table:table-cell office:value-type="float" office:value="49">
                <text:p>49</text:p>
              </table:table-cell>
              <table:table-cell office:value-type="float" office:value="10.6546">
                <text:p>10.6546</text:p>
              </table:table-cell>
              <table:table-cell office:value-type="float" office:value="48">
                <text:p>4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0.6546">
                <text:p>10.6546</text:p>
              </table:table-cell>
              <table:table-cell office:value-type="float" office:value="50">
                <text:p>50</text:p>
              </table:table-cell>
              <table:table-cell office:value-type="float" office:value="3.70529">
                <text:p>3.70529</text:p>
              </table:table-cell>
              <table:table-cell office:value-type="float" office:value="49">
                <text:p>4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70529">
                <text:p>3.70529</text:p>
              </table:table-cell>
              <table:table-cell office:value-type="float" office:value="51">
                <text:p>51</text:p>
              </table:table-cell>
              <table:table-cell office:value-type="float" office:value="3.28876">
                <text:p>3.28876</text:p>
              </table:table-cell>
              <table:table-cell office:value-type="float" office:value="50">
                <text:p>5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28876">
                <text:p>3.28876</text:p>
              </table:table-cell>
              <table:table-cell office:value-type="float" office:value="52">
                <text:p>52</text:p>
              </table:table-cell>
              <table:table-cell office:value-type="float" office:value="2.07021">
                <text:p>2.07021</text:p>
              </table:table-cell>
              <table:table-cell office:value-type="float" office:value="51">
                <text:p>5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07021">
                <text:p>2.07021</text:p>
              </table:table-cell>
              <table:table-cell office:value-type="float" office:value="53">
                <text:p>53</text:p>
              </table:table-cell>
              <table:table-cell office:value-type="float" office:value="1.30015">
                <text:p>1.30015</text:p>
              </table:table-cell>
              <table:table-cell office:value-type="float" office:value="52">
                <text:p>5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30015">
                <text:p>1.30015</text:p>
              </table:table-cell>
              <table:table-cell office:value-type="float" office:value="54">
                <text:p>54</text:p>
              </table:table-cell>
              <table:table-cell office:value-type="float" office:value="0.836456">
                <text:p>0.836456</text:p>
              </table:table-cell>
              <table:table-cell office:value-type="float" office:value="53">
                <text:p>5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836456">
                <text:p>0.836456</text:p>
              </table:table-cell>
              <table:table-cell office:value-type="float" office:value="55">
                <text:p>55</text:p>
              </table:table-cell>
              <table:table-cell office:value-type="float" office:value="1.38023">
                <text:p>1.38023</text:p>
              </table:table-cell>
              <table:table-cell office:value-type="float" office:value="54">
                <text:p>5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38023">
                <text:p>1.38023</text:p>
              </table:table-cell>
              <table:table-cell office:value-type="float" office:value="56">
                <text:p>56</text:p>
              </table:table-cell>
              <table:table-cell office:value-type="float" office:value="3.36673">
                <text:p>3.36673</text:p>
              </table:table-cell>
              <table:table-cell office:value-type="float" office:value="55">
                <text:p>5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36673">
                <text:p>3.36673</text:p>
              </table:table-cell>
              <table:table-cell office:value-type="float" office:value="57">
                <text:p>57</text:p>
              </table:table-cell>
              <table:table-cell office:value-type="float" office:value="7.92309">
                <text:p>7.92309</text:p>
              </table:table-cell>
              <table:table-cell office:value-type="float" office:value="56">
                <text:p>5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7.92309">
                <text:p>7.92309</text:p>
              </table:table-cell>
              <table:table-cell office:value-type="float" office:value="58">
                <text:p>58</text:p>
              </table:table-cell>
              <table:table-cell office:value-type="float" office:value="1.22961">
                <text:p>1.22961</text:p>
              </table:table-cell>
              <table:table-cell office:value-type="float" office:value="57">
                <text:p>5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22961">
                <text:p>1.22961</text:p>
              </table:table-cell>
              <table:table-cell office:value-type="float" office:value="59">
                <text:p>59</text:p>
              </table:table-cell>
              <table:table-cell office:value-type="float" office:value="1.77709">
                <text:p>1.77709</text:p>
              </table:table-cell>
              <table:table-cell office:value-type="float" office:value="58">
                <text:p>5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77709">
                <text:p>1.77709</text:p>
              </table:table-cell>
              <table:table-cell office:value-type="float" office:value="60">
                <text:p>60</text:p>
              </table:table-cell>
              <table:table-cell office:value-type="float" office:value="0.227008">
                <text:p>0.227008</text:p>
              </table:table-cell>
              <table:table-cell office:value-type="float" office:value="59">
                <text:p>5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27008">
                <text:p>0.227008</text:p>
              </table:table-cell>
              <table:table-cell office:value-type="float" office:value="61">
                <text:p>61</text:p>
              </table:table-cell>
              <table:table-cell office:value-type="float" office:value="6.77941">
                <text:p>6.77941</text:p>
              </table:table-cell>
              <table:table-cell office:value-type="float" office:value="60">
                <text:p>6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77941">
                <text:p>6.77941</text:p>
              </table:table-cell>
              <table:table-cell office:value-type="float" office:value="62">
                <text:p>62</text:p>
              </table:table-cell>
              <table:table-cell office:value-type="float" office:value="5.91213">
                <text:p>5.91213</text:p>
              </table:table-cell>
              <table:table-cell office:value-type="float" office:value="61">
                <text:p>6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91213">
                <text:p>5.91213</text:p>
              </table:table-cell>
              <table:table-cell office:value-type="float" office:value="63">
                <text:p>63</text:p>
              </table:table-cell>
              <table:table-cell office:value-type="float" office:value="2.36463">
                <text:p>2.36463</text:p>
              </table:table-cell>
              <table:table-cell office:value-type="float" office:value="62">
                <text:p>6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36463">
                <text:p>2.36463</text:p>
              </table:table-cell>
              <table:table-cell office:value-type="float" office:value="64">
                <text:p>64</text:p>
              </table:table-cell>
              <table:table-cell office:value-type="float" office:value="2.00369">
                <text:p>2.00369</text:p>
              </table:table-cell>
              <table:table-cell office:value-type="float" office:value="63">
                <text:p>6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00369">
                <text:p>2.00369</text:p>
              </table:table-cell>
              <table:table-cell office:value-type="float" office:value="65">
                <text:p>65</text:p>
              </table:table-cell>
              <table:table-cell office:value-type="float" office:value="6.63353">
                <text:p>6.63353</text:p>
              </table:table-cell>
              <table:table-cell office:value-type="float" office:value="64">
                <text:p>6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63353">
                <text:p>6.63353</text:p>
              </table:table-cell>
              <table:table-cell office:value-type="float" office:value="66">
                <text:p>66</text:p>
              </table:table-cell>
              <table:table-cell office:value-type="float" office:value="1.73574">
                <text:p>1.73574</text:p>
              </table:table-cell>
              <table:table-cell office:value-type="float" office:value="65">
                <text:p>6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73574">
                <text:p>1.73574</text:p>
              </table:table-cell>
              <table:table-cell office:value-type="float" office:value="67">
                <text:p>67</text:p>
              </table:table-cell>
              <table:table-cell office:value-type="float" office:value="3.08777">
                <text:p>3.08777</text:p>
              </table:table-cell>
              <table:table-cell office:value-type="float" office:value="66">
                <text:p>6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08777">
                <text:p>3.08777</text:p>
              </table:table-cell>
              <table:table-cell office:value-type="float" office:value="68">
                <text:p>68</text:p>
              </table:table-cell>
              <table:table-cell office:value-type="float" office:value="3.26017">
                <text:p>3.26017</text:p>
              </table:table-cell>
              <table:table-cell office:value-type="float" office:value="67">
                <text:p>6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26017">
                <text:p>3.26017</text:p>
              </table:table-cell>
              <table:table-cell office:value-type="float" office:value="69">
                <text:p>69</text:p>
              </table:table-cell>
              <table:table-cell office:value-type="float" office:value="10.0942">
                <text:p>10.0942</text:p>
              </table:table-cell>
              <table:table-cell office:value-type="float" office:value="68">
                <text:p>6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0.0942">
                <text:p>10.0942</text:p>
              </table:table-cell>
              <table:table-cell office:value-type="float" office:value="70">
                <text:p>70</text:p>
              </table:table-cell>
              <table:table-cell office:value-type="float" office:value="3.29014">
                <text:p>3.29014</text:p>
              </table:table-cell>
              <table:table-cell office:value-type="float" office:value="69">
                <text:p>6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29014">
                <text:p>3.29014</text:p>
              </table:table-cell>
              <table:table-cell office:value-type="float" office:value="71">
                <text:p>71</text:p>
              </table:table-cell>
              <table:table-cell office:value-type="float" office:value="5.59575">
                <text:p>5.59575</text:p>
              </table:table-cell>
              <table:table-cell office:value-type="float" office:value="70">
                <text:p>7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59575">
                <text:p>5.59575</text:p>
              </table:table-cell>
              <table:table-cell office:value-type="float" office:value="72">
                <text:p>72</text:p>
              </table:table-cell>
              <table:table-cell office:value-type="float" office:value="2.11492">
                <text:p>2.11492</text:p>
              </table:table-cell>
              <table:table-cell office:value-type="float" office:value="71">
                <text:p>7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11492">
                <text:p>2.11492</text:p>
              </table:table-cell>
              <table:table-cell office:value-type="float" office:value="73">
                <text:p>73</text:p>
              </table:table-cell>
              <table:table-cell office:value-type="float" office:value="1.20227">
                <text:p>1.20227</text:p>
              </table:table-cell>
              <table:table-cell office:value-type="float" office:value="72">
                <text:p>7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20227">
                <text:p>1.20227</text:p>
              </table:table-cell>
              <table:table-cell office:value-type="float" office:value="74">
                <text:p>74</text:p>
              </table:table-cell>
              <table:table-cell office:value-type="float" office:value="0.343561">
                <text:p>0.343561</text:p>
              </table:table-cell>
              <table:table-cell office:value-type="float" office:value="73">
                <text:p>7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343561">
                <text:p>0.343561</text:p>
              </table:table-cell>
              <table:table-cell office:value-type="float" office:value="75">
                <text:p>75</text:p>
              </table:table-cell>
              <table:table-cell office:value-type="float" office:value="2.41528">
                <text:p>2.41528</text:p>
              </table:table-cell>
              <table:table-cell office:value-type="float" office:value="74">
                <text:p>7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41528">
                <text:p>2.41528</text:p>
              </table:table-cell>
              <table:table-cell office:value-type="float" office:value="76">
                <text:p>76</text:p>
              </table:table-cell>
              <table:table-cell office:value-type="float" office:value="1.80398">
                <text:p>1.80398</text:p>
              </table:table-cell>
              <table:table-cell office:value-type="float" office:value="75">
                <text:p>7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80398">
                <text:p>1.80398</text:p>
              </table:table-cell>
              <table:table-cell office:value-type="float" office:value="77">
                <text:p>77</text:p>
              </table:table-cell>
              <table:table-cell office:value-type="float" office:value="2.51995">
                <text:p>2.51995</text:p>
              </table:table-cell>
              <table:table-cell office:value-type="float" office:value="76">
                <text:p>7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51995">
                <text:p>2.51995</text:p>
              </table:table-cell>
              <table:table-cell office:value-type="float" office:value="78">
                <text:p>78</text:p>
              </table:table-cell>
              <table:table-cell office:value-type="float" office:value="0.982039">
                <text:p>0.982039</text:p>
              </table:table-cell>
              <table:table-cell office:value-type="float" office:value="77">
                <text:p>7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982039">
                <text:p>0.982039</text:p>
              </table:table-cell>
              <table:table-cell office:value-type="float" office:value="79">
                <text:p>79</text:p>
              </table:table-cell>
              <table:table-cell office:value-type="float" office:value="1.09269">
                <text:p>1.09269</text:p>
              </table:table-cell>
              <table:table-cell office:value-type="float" office:value="78">
                <text:p>7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09269">
                <text:p>1.09269</text:p>
              </table:table-cell>
              <table:table-cell office:value-type="float" office:value="80">
                <text:p>80</text:p>
              </table:table-cell>
              <table:table-cell office:value-type="float" office:value="4.17011">
                <text:p>4.17011</text:p>
              </table:table-cell>
              <table:table-cell office:value-type="float" office:value="79">
                <text:p>7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17011">
                <text:p>4.17011</text:p>
              </table:table-cell>
              <table:table-cell office:value-type="float" office:value="81">
                <text:p>81</text:p>
              </table:table-cell>
              <table:table-cell office:value-type="float" office:value="5.4672">
                <text:p>5.4672</text:p>
              </table:table-cell>
              <table:table-cell office:value-type="float" office:value="80">
                <text:p>8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4672">
                <text:p>5.4672</text:p>
              </table:table-cell>
              <table:table-cell office:value-type="float" office:value="82">
                <text:p>82</text:p>
              </table:table-cell>
              <table:table-cell office:value-type="float" office:value="1.01641">
                <text:p>1.01641</text:p>
              </table:table-cell>
              <table:table-cell office:value-type="float" office:value="81">
                <text:p>8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01641">
                <text:p>1.01641</text:p>
              </table:table-cell>
              <table:table-cell office:value-type="float" office:value="83">
                <text:p>83</text:p>
              </table:table-cell>
              <table:table-cell office:value-type="float" office:value="2.13277">
                <text:p>2.13277</text:p>
              </table:table-cell>
              <table:table-cell office:value-type="float" office:value="82">
                <text:p>8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13277">
                <text:p>2.13277</text:p>
              </table:table-cell>
              <table:table-cell office:value-type="float" office:value="84">
                <text:p>84</text:p>
              </table:table-cell>
              <table:table-cell office:value-type="float" office:value="1.39482">
                <text:p>1.39482</text:p>
              </table:table-cell>
              <table:table-cell office:value-type="float" office:value="83">
                <text:p>8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39482">
                <text:p>1.39482</text:p>
              </table:table-cell>
              <table:table-cell office:value-type="float" office:value="85">
                <text:p>85</text:p>
              </table:table-cell>
              <table:table-cell office:value-type="float" office:value="4.27413">
                <text:p>4.27413</text:p>
              </table:table-cell>
              <table:table-cell office:value-type="float" office:value="84">
                <text:p>8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27413">
                <text:p>4.27413</text:p>
              </table:table-cell>
              <table:table-cell office:value-type="float" office:value="86">
                <text:p>86</text:p>
              </table:table-cell>
              <table:table-cell office:value-type="float" office:value="0.0643377">
                <text:p>0.0643377</text:p>
              </table:table-cell>
              <table:table-cell office:value-type="float" office:value="85">
                <text:p>8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0643377">
                <text:p>0.0643377</text:p>
              </table:table-cell>
              <table:table-cell office:value-type="float" office:value="87">
                <text:p>87</text:p>
              </table:table-cell>
              <table:table-cell office:value-type="float" office:value="3.37727">
                <text:p>3.37727</text:p>
              </table:table-cell>
              <table:table-cell office:value-type="float" office:value="86">
                <text:p>8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37727">
                <text:p>3.37727</text:p>
              </table:table-cell>
              <table:table-cell office:value-type="float" office:value="88">
                <text:p>88</text:p>
              </table:table-cell>
              <table:table-cell office:value-type="float" office:value="0.262675">
                <text:p>0.262675</text:p>
              </table:table-cell>
              <table:table-cell office:value-type="float" office:value="87">
                <text:p>8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62675">
                <text:p>0.262675</text:p>
              </table:table-cell>
              <table:table-cell office:value-type="float" office:value="89">
                <text:p>89</text:p>
              </table:table-cell>
              <table:table-cell office:value-type="float" office:value="0.601573">
                <text:p>0.601573</text:p>
              </table:table-cell>
              <table:table-cell office:value-type="float" office:value="88">
                <text:p>8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601573">
                <text:p>0.601573</text:p>
              </table:table-cell>
              <table:table-cell office:value-type="float" office:value="90">
                <text:p>90</text:p>
              </table:table-cell>
              <table:table-cell office:value-type="float" office:value="2.99036">
                <text:p>2.99036</text:p>
              </table:table-cell>
              <table:table-cell office:value-type="float" office:value="89">
                <text:p>8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99036">
                <text:p>2.99036</text:p>
              </table:table-cell>
              <table:table-cell office:value-type="float" office:value="91">
                <text:p>91</text:p>
              </table:table-cell>
              <table:table-cell office:value-type="float" office:value="1.67018">
                <text:p>1.67018</text:p>
              </table:table-cell>
              <table:table-cell office:value-type="float" office:value="90">
                <text:p>9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67018">
                <text:p>1.67018</text:p>
              </table:table-cell>
              <table:table-cell office:value-type="float" office:value="92">
                <text:p>92</text:p>
              </table:table-cell>
              <table:table-cell office:value-type="float" office:value="1.8123">
                <text:p>1.8123</text:p>
              </table:table-cell>
              <table:table-cell office:value-type="float" office:value="91">
                <text:p>9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8123">
                <text:p>1.8123</text:p>
              </table:table-cell>
              <table:table-cell office:value-type="float" office:value="93">
                <text:p>93</text:p>
              </table:table-cell>
              <table:table-cell office:value-type="float" office:value="4.67544">
                <text:p>4.67544</text:p>
              </table:table-cell>
              <table:table-cell office:value-type="float" office:value="92">
                <text:p>9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67544">
                <text:p>4.67544</text:p>
              </table:table-cell>
              <table:table-cell office:value-type="float" office:value="94">
                <text:p>94</text:p>
              </table:table-cell>
              <table:table-cell office:value-type="float" office:value="1.58913">
                <text:p>1.58913</text:p>
              </table:table-cell>
              <table:table-cell office:value-type="float" office:value="93">
                <text:p>9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58913">
                <text:p>1.58913</text:p>
              </table:table-cell>
              <table:table-cell office:value-type="float" office:value="95">
                <text:p>95</text:p>
              </table:table-cell>
              <table:table-cell office:value-type="float" office:value="1.16134">
                <text:p>1.16134</text:p>
              </table:table-cell>
              <table:table-cell office:value-type="float" office:value="94">
                <text:p>9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16134">
                <text:p>1.16134</text:p>
              </table:table-cell>
              <table:table-cell office:value-type="float" office:value="96">
                <text:p>96</text:p>
              </table:table-cell>
              <table:table-cell office:value-type="float" office:value="7.34178">
                <text:p>7.34178</text:p>
              </table:table-cell>
              <table:table-cell office:value-type="float" office:value="95">
                <text:p>9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7.34178">
                <text:p>7.34178</text:p>
              </table:table-cell>
              <table:table-cell office:value-type="float" office:value="97">
                <text:p>97</text:p>
              </table:table-cell>
              <table:table-cell office:value-type="float" office:value="3.49679">
                <text:p>3.49679</text:p>
              </table:table-cell>
              <table:table-cell office:value-type="float" office:value="96">
                <text:p>9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49679">
                <text:p>3.49679</text:p>
              </table:table-cell>
              <table:table-cell office:value-type="float" office:value="98">
                <text:p>98</text:p>
              </table:table-cell>
              <table:table-cell office:value-type="float" office:value="2.17048">
                <text:p>2.17048</text:p>
              </table:table-cell>
              <table:table-cell office:value-type="float" office:value="97">
                <text:p>9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17048">
                <text:p>2.17048</text:p>
              </table:table-cell>
              <table:table-cell office:value-type="float" office:value="99">
                <text:p>99</text:p>
              </table:table-cell>
              <table:table-cell office:value-type="float" office:value="2.73053">
                <text:p>2.73053</text:p>
              </table:table-cell>
              <table:table-cell office:value-type="float" office:value="98">
                <text:p>9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73053">
                <text:p>2.73053</text:p>
              </table:table-cell>
              <table:table-cell office:value-type="float" office:value="100">
                <text:p>100</text:p>
              </table:table-cell>
              <table:table-cell office:value-type="float" office:value="2.31396">
                <text:p>2.31396</text:p>
              </table:table-cell>
              <table:table-cell office:value-type="float" office:value="99">
                <text:p>9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31396">
                <text:p>2.31396</text:p>
              </table:table-cell>
              <table:table-cell office:value-type="float" office:value="101">
                <text:p>101</text:p>
              </table:table-cell>
              <table:table-cell office:value-type="float" office:value="4.79851">
                <text:p>4.79851</text:p>
              </table:table-cell>
              <table:table-cell office:value-type="float" office:value="100">
                <text:p>10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79851">
                <text:p>4.79851</text:p>
              </table:table-cell>
              <table:table-cell office:value-type="float" office:value="102">
                <text:p>102</text:p>
              </table:table-cell>
              <table:table-cell office:value-type="float" office:value="0.818162">
                <text:p>0.818162</text:p>
              </table:table-cell>
              <table:table-cell office:value-type="float" office:value="101">
                <text:p>10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818162">
                <text:p>0.818162</text:p>
              </table:table-cell>
              <table:table-cell office:value-type="float" office:value="103">
                <text:p>103</text:p>
              </table:table-cell>
              <table:table-cell office:value-type="float" office:value="2.06244">
                <text:p>2.06244</text:p>
              </table:table-cell>
              <table:table-cell office:value-type="float" office:value="102">
                <text:p>10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06244">
                <text:p>2.06244</text:p>
              </table:table-cell>
              <table:table-cell office:value-type="float" office:value="104">
                <text:p>104</text:p>
              </table:table-cell>
              <table:table-cell office:value-type="float" office:value="1.02022">
                <text:p>1.02022</text:p>
              </table:table-cell>
              <table:table-cell office:value-type="float" office:value="103">
                <text:p>10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02022">
                <text:p>1.02022</text:p>
              </table:table-cell>
              <table:table-cell office:value-type="float" office:value="105">
                <text:p>105</text:p>
              </table:table-cell>
              <table:table-cell office:value-type="float" office:value="2.59379">
                <text:p>2.59379</text:p>
              </table:table-cell>
              <table:table-cell office:value-type="float" office:value="104">
                <text:p>10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59379">
                <text:p>2.59379</text:p>
              </table:table-cell>
              <table:table-cell office:value-type="float" office:value="106">
                <text:p>106</text:p>
              </table:table-cell>
              <table:table-cell office:value-type="float" office:value="1.78575">
                <text:p>1.78575</text:p>
              </table:table-cell>
              <table:table-cell office:value-type="float" office:value="105">
                <text:p>10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78575">
                <text:p>1.78575</text:p>
              </table:table-cell>
              <table:table-cell office:value-type="float" office:value="107">
                <text:p>107</text:p>
              </table:table-cell>
              <table:table-cell office:value-type="float" office:value="2.36671">
                <text:p>2.36671</text:p>
              </table:table-cell>
              <table:table-cell office:value-type="float" office:value="106">
                <text:p>10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36671">
                <text:p>2.36671</text:p>
              </table:table-cell>
              <table:table-cell office:value-type="float" office:value="108">
                <text:p>108</text:p>
              </table:table-cell>
              <table:table-cell office:value-type="float" office:value="0.647588">
                <text:p>0.647588</text:p>
              </table:table-cell>
              <table:table-cell office:value-type="float" office:value="107">
                <text:p>10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647588">
                <text:p>0.647588</text:p>
              </table:table-cell>
              <table:table-cell office:value-type="float" office:value="109">
                <text:p>109</text:p>
              </table:table-cell>
              <table:table-cell office:value-type="float" office:value="1.40905">
                <text:p>1.40905</text:p>
              </table:table-cell>
              <table:table-cell office:value-type="float" office:value="108">
                <text:p>10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40905">
                <text:p>1.40905</text:p>
              </table:table-cell>
              <table:table-cell office:value-type="float" office:value="110">
                <text:p>110</text:p>
              </table:table-cell>
              <table:table-cell office:value-type="float" office:value="3.06731">
                <text:p>3.06731</text:p>
              </table:table-cell>
              <table:table-cell office:value-type="float" office:value="109">
                <text:p>10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06731">
                <text:p>3.06731</text:p>
              </table:table-cell>
              <table:table-cell office:value-type="float" office:value="111">
                <text:p>111</text:p>
              </table:table-cell>
              <table:table-cell office:value-type="float" office:value="3.5272">
                <text:p>3.5272</text:p>
              </table:table-cell>
              <table:table-cell office:value-type="float" office:value="110">
                <text:p>11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5272">
                <text:p>3.5272</text:p>
              </table:table-cell>
              <table:table-cell office:value-type="float" office:value="112">
                <text:p>112</text:p>
              </table:table-cell>
              <table:table-cell office:value-type="float" office:value="2.76768">
                <text:p>2.76768</text:p>
              </table:table-cell>
              <table:table-cell office:value-type="float" office:value="111">
                <text:p>11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76768">
                <text:p>2.76768</text:p>
              </table:table-cell>
              <table:table-cell office:value-type="float" office:value="113">
                <text:p>113</text:p>
              </table:table-cell>
              <table:table-cell office:value-type="float" office:value="2.44391">
                <text:p>2.44391</text:p>
              </table:table-cell>
              <table:table-cell office:value-type="float" office:value="112">
                <text:p>11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44391">
                <text:p>2.44391</text:p>
              </table:table-cell>
              <table:table-cell office:value-type="float" office:value="114">
                <text:p>114</text:p>
              </table:table-cell>
              <table:table-cell office:value-type="float" office:value="1.34253">
                <text:p>1.34253</text:p>
              </table:table-cell>
              <table:table-cell office:value-type="float" office:value="113">
                <text:p>11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34253">
                <text:p>1.34253</text:p>
              </table:table-cell>
              <table:table-cell office:value-type="float" office:value="115">
                <text:p>115</text:p>
              </table:table-cell>
              <table:table-cell office:value-type="float" office:value="1.16005">
                <text:p>1.16005</text:p>
              </table:table-cell>
              <table:table-cell office:value-type="float" office:value="114">
                <text:p>11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16005">
                <text:p>1.16005</text:p>
              </table:table-cell>
              <table:table-cell office:value-type="float" office:value="116">
                <text:p>116</text:p>
              </table:table-cell>
              <table:table-cell office:value-type="float" office:value="0.609594">
                <text:p>0.609594</text:p>
              </table:table-cell>
              <table:table-cell office:value-type="float" office:value="115">
                <text:p>11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609594">
                <text:p>0.609594</text:p>
              </table:table-cell>
              <table:table-cell office:value-type="float" office:value="117">
                <text:p>117</text:p>
              </table:table-cell>
              <table:table-cell office:value-type="float" office:value="2.51647">
                <text:p>2.51647</text:p>
              </table:table-cell>
              <table:table-cell office:value-type="float" office:value="116">
                <text:p>11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51647">
                <text:p>2.51647</text:p>
              </table:table-cell>
              <table:table-cell office:value-type="float" office:value="118">
                <text:p>118</text:p>
              </table:table-cell>
              <table:table-cell office:value-type="float" office:value="2.00996">
                <text:p>2.00996</text:p>
              </table:table-cell>
              <table:table-cell office:value-type="float" office:value="117">
                <text:p>11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00996">
                <text:p>2.00996</text:p>
              </table:table-cell>
              <table:table-cell office:value-type="float" office:value="119">
                <text:p>119</text:p>
              </table:table-cell>
              <table:table-cell office:value-type="float" office:value="2.78947">
                <text:p>2.78947</text:p>
              </table:table-cell>
              <table:table-cell office:value-type="float" office:value="118">
                <text:p>11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78947">
                <text:p>2.78947</text:p>
              </table:table-cell>
              <table:table-cell office:value-type="float" office:value="120">
                <text:p>120</text:p>
              </table:table-cell>
              <table:table-cell office:value-type="float" office:value="5.45072">
                <text:p>5.45072</text:p>
              </table:table-cell>
              <table:table-cell office:value-type="float" office:value="119">
                <text:p>11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45072">
                <text:p>5.45072</text:p>
              </table:table-cell>
              <table:table-cell office:value-type="float" office:value="121">
                <text:p>121</text:p>
              </table:table-cell>
              <table:table-cell office:value-type="float" office:value="5.66012">
                <text:p>5.66012</text:p>
              </table:table-cell>
              <table:table-cell office:value-type="float" office:value="120">
                <text:p>12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66012">
                <text:p>5.66012</text:p>
              </table:table-cell>
              <table:table-cell office:value-type="float" office:value="122">
                <text:p>122</text:p>
              </table:table-cell>
              <table:table-cell office:value-type="float" office:value="1.63049">
                <text:p>1.63049</text:p>
              </table:table-cell>
              <table:table-cell office:value-type="float" office:value="121">
                <text:p>12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63049">
                <text:p>1.63049</text:p>
              </table:table-cell>
              <table:table-cell office:value-type="float" office:value="123">
                <text:p>123</text:p>
              </table:table-cell>
              <table:table-cell office:value-type="float" office:value="3.39262">
                <text:p>3.39262</text:p>
              </table:table-cell>
              <table:table-cell office:value-type="float" office:value="122">
                <text:p>12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39262">
                <text:p>3.39262</text:p>
              </table:table-cell>
              <table:table-cell office:value-type="float" office:value="124">
                <text:p>124</text:p>
              </table:table-cell>
              <table:table-cell office:value-type="float" office:value="4.03574">
                <text:p>4.03574</text:p>
              </table:table-cell>
              <table:table-cell office:value-type="float" office:value="123">
                <text:p>12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03574">
                <text:p>4.03574</text:p>
              </table:table-cell>
              <table:table-cell office:value-type="float" office:value="125">
                <text:p>125</text:p>
              </table:table-cell>
              <table:table-cell office:value-type="float" office:value="2.41303">
                <text:p>2.41303</text:p>
              </table:table-cell>
              <table:table-cell office:value-type="float" office:value="124">
                <text:p>12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41303">
                <text:p>2.41303</text:p>
              </table:table-cell>
              <table:table-cell office:value-type="float" office:value="126">
                <text:p>126</text:p>
              </table:table-cell>
              <table:table-cell office:value-type="float" office:value="0.178385">
                <text:p>0.178385</text:p>
              </table:table-cell>
              <table:table-cell office:value-type="float" office:value="125">
                <text:p>12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178385">
                <text:p>0.178385</text:p>
              </table:table-cell>
              <table:table-cell office:value-type="float" office:value="127">
                <text:p>127</text:p>
              </table:table-cell>
              <table:table-cell office:value-type="float" office:value="2.2674">
                <text:p>2.2674</text:p>
              </table:table-cell>
              <table:table-cell office:value-type="float" office:value="126">
                <text:p>12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2674">
                <text:p>2.2674</text:p>
              </table:table-cell>
              <table:table-cell office:value-type="float" office:value="128">
                <text:p>128</text:p>
              </table:table-cell>
              <table:table-cell office:value-type="float" office:value="1.2682">
                <text:p>1.2682</text:p>
              </table:table-cell>
              <table:table-cell office:value-type="float" office:value="127">
                <text:p>12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2682">
                <text:p>1.2682</text:p>
              </table:table-cell>
              <table:table-cell office:value-type="float" office:value="129">
                <text:p>129</text:p>
              </table:table-cell>
              <table:table-cell office:value-type="float" office:value="4.22416">
                <text:p>4.22416</text:p>
              </table:table-cell>
              <table:table-cell office:value-type="float" office:value="128">
                <text:p>12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22416">
                <text:p>4.22416</text:p>
              </table:table-cell>
              <table:table-cell office:value-type="float" office:value="130">
                <text:p>130</text:p>
              </table:table-cell>
              <table:table-cell office:value-type="float" office:value="0.851933">
                <text:p>0.851933</text:p>
              </table:table-cell>
              <table:table-cell office:value-type="float" office:value="129">
                <text:p>12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851933">
                <text:p>0.851933</text:p>
              </table:table-cell>
              <table:table-cell office:value-type="float" office:value="131">
                <text:p>131</text:p>
              </table:table-cell>
              <table:table-cell office:value-type="float" office:value="0.166839">
                <text:p>0.166839</text:p>
              </table:table-cell>
              <table:table-cell office:value-type="float" office:value="130">
                <text:p>13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166839">
                <text:p>0.166839</text:p>
              </table:table-cell>
              <table:table-cell office:value-type="float" office:value="132">
                <text:p>132</text:p>
              </table:table-cell>
              <table:table-cell office:value-type="float" office:value="4.18862">
                <text:p>4.18862</text:p>
              </table:table-cell>
              <table:table-cell office:value-type="float" office:value="131">
                <text:p>13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18862">
                <text:p>4.18862</text:p>
              </table:table-cell>
              <table:table-cell office:value-type="float" office:value="133">
                <text:p>133</text:p>
              </table:table-cell>
              <table:table-cell office:value-type="float" office:value="0.45733">
                <text:p>0.45733</text:p>
              </table:table-cell>
              <table:table-cell office:value-type="float" office:value="132">
                <text:p>13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45733">
                <text:p>0.45733</text:p>
              </table:table-cell>
              <table:table-cell office:value-type="float" office:value="134">
                <text:p>134</text:p>
              </table:table-cell>
              <table:table-cell office:value-type="float" office:value="1.1874">
                <text:p>1.1874</text:p>
              </table:table-cell>
              <table:table-cell office:value-type="float" office:value="133">
                <text:p>13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1874">
                <text:p>1.1874</text:p>
              </table:table-cell>
              <table:table-cell office:value-type="float" office:value="135">
                <text:p>135</text:p>
              </table:table-cell>
              <table:table-cell office:value-type="float" office:value="5.30983">
                <text:p>5.30983</text:p>
              </table:table-cell>
              <table:table-cell office:value-type="float" office:value="134">
                <text:p>13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30983">
                <text:p>5.30983</text:p>
              </table:table-cell>
              <table:table-cell office:value-type="float" office:value="136">
                <text:p>136</text:p>
              </table:table-cell>
              <table:table-cell office:value-type="float" office:value="5.83474">
                <text:p>5.83474</text:p>
              </table:table-cell>
              <table:table-cell office:value-type="float" office:value="135">
                <text:p>13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83474">
                <text:p>5.83474</text:p>
              </table:table-cell>
              <table:table-cell office:value-type="float" office:value="137">
                <text:p>137</text:p>
              </table:table-cell>
              <table:table-cell office:value-type="float" office:value="3.56576">
                <text:p>3.56576</text:p>
              </table:table-cell>
              <table:table-cell office:value-type="float" office:value="136">
                <text:p>13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56576">
                <text:p>3.56576</text:p>
              </table:table-cell>
              <table:table-cell office:value-type="float" office:value="138">
                <text:p>138</text:p>
              </table:table-cell>
              <table:table-cell office:value-type="float" office:value="5.70697">
                <text:p>5.70697</text:p>
              </table:table-cell>
              <table:table-cell office:value-type="float" office:value="137">
                <text:p>13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70697">
                <text:p>5.70697</text:p>
              </table:table-cell>
              <table:table-cell office:value-type="float" office:value="139">
                <text:p>139</text:p>
              </table:table-cell>
              <table:table-cell office:value-type="float" office:value="2.76888">
                <text:p>2.76888</text:p>
              </table:table-cell>
              <table:table-cell office:value-type="float" office:value="138">
                <text:p>13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76888">
                <text:p>2.76888</text:p>
              </table:table-cell>
              <table:table-cell office:value-type="float" office:value="140">
                <text:p>140</text:p>
              </table:table-cell>
              <table:table-cell office:value-type="float" office:value="3.58809">
                <text:p>3.58809</text:p>
              </table:table-cell>
              <table:table-cell office:value-type="float" office:value="139">
                <text:p>13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58809">
                <text:p>3.58809</text:p>
              </table:table-cell>
              <table:table-cell office:value-type="float" office:value="141">
                <text:p>141</text:p>
              </table:table-cell>
              <table:table-cell office:value-type="float" office:value="3.44038">
                <text:p>3.44038</text:p>
              </table:table-cell>
              <table:table-cell office:value-type="float" office:value="140">
                <text:p>14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44038">
                <text:p>3.44038</text:p>
              </table:table-cell>
              <table:table-cell office:value-type="float" office:value="142">
                <text:p>142</text:p>
              </table:table-cell>
              <table:table-cell office:value-type="float" office:value="1.19593">
                <text:p>1.19593</text:p>
              </table:table-cell>
              <table:table-cell office:value-type="float" office:value="141">
                <text:p>14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19593">
                <text:p>1.19593</text:p>
              </table:table-cell>
              <table:table-cell office:value-type="float" office:value="143">
                <text:p>143</text:p>
              </table:table-cell>
              <table:table-cell office:value-type="float" office:value="0.351509">
                <text:p>0.351509</text:p>
              </table:table-cell>
              <table:table-cell office:value-type="float" office:value="142">
                <text:p>14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351509">
                <text:p>0.351509</text:p>
              </table:table-cell>
              <table:table-cell office:value-type="float" office:value="144">
                <text:p>144</text:p>
              </table:table-cell>
              <table:table-cell office:value-type="float" office:value="4.34669">
                <text:p>4.34669</text:p>
              </table:table-cell>
              <table:table-cell office:value-type="float" office:value="143">
                <text:p>14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34669">
                <text:p>4.34669</text:p>
              </table:table-cell>
              <table:table-cell office:value-type="float" office:value="145">
                <text:p>145</text:p>
              </table:table-cell>
              <table:table-cell office:value-type="float" office:value="0.510564">
                <text:p>0.510564</text:p>
              </table:table-cell>
              <table:table-cell office:value-type="float" office:value="144">
                <text:p>14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510564">
                <text:p>0.510564</text:p>
              </table:table-cell>
              <table:table-cell office:value-type="float" office:value="146">
                <text:p>146</text:p>
              </table:table-cell>
              <table:table-cell office:value-type="float" office:value="0.382731">
                <text:p>0.382731</text:p>
              </table:table-cell>
              <table:table-cell office:value-type="float" office:value="145">
                <text:p>14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382731">
                <text:p>0.382731</text:p>
              </table:table-cell>
              <table:table-cell office:value-type="float" office:value="147">
                <text:p>147</text:p>
              </table:table-cell>
              <table:table-cell office:value-type="float" office:value="2.22549">
                <text:p>2.22549</text:p>
              </table:table-cell>
              <table:table-cell office:value-type="float" office:value="146">
                <text:p>14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22549">
                <text:p>2.22549</text:p>
              </table:table-cell>
              <table:table-cell office:value-type="float" office:value="148">
                <text:p>148</text:p>
              </table:table-cell>
              <table:table-cell office:value-type="float" office:value="3.27384">
                <text:p>3.27384</text:p>
              </table:table-cell>
              <table:table-cell office:value-type="float" office:value="147">
                <text:p>14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27384">
                <text:p>3.27384</text:p>
              </table:table-cell>
              <table:table-cell office:value-type="float" office:value="149">
                <text:p>149</text:p>
              </table:table-cell>
              <table:table-cell office:value-type="float" office:value="0.257688">
                <text:p>0.257688</text:p>
              </table:table-cell>
              <table:table-cell office:value-type="float" office:value="148">
                <text:p>14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57688">
                <text:p>0.257688</text:p>
              </table:table-cell>
              <table:table-cell office:value-type="float" office:value="150">
                <text:p>150</text:p>
              </table:table-cell>
              <table:table-cell office:value-type="float" office:value="5.28718">
                <text:p>5.28718</text:p>
              </table:table-cell>
              <table:table-cell office:value-type="float" office:value="149">
                <text:p>14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28718">
                <text:p>5.28718</text:p>
              </table:table-cell>
              <table:table-cell office:value-type="float" office:value="151">
                <text:p>151</text:p>
              </table:table-cell>
              <table:table-cell office:value-type="float" office:value="1.20004">
                <text:p>1.20004</text:p>
              </table:table-cell>
              <table:table-cell office:value-type="float" office:value="150">
                <text:p>15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20004">
                <text:p>1.20004</text:p>
              </table:table-cell>
              <table:table-cell office:value-type="float" office:value="152">
                <text:p>152</text:p>
              </table:table-cell>
              <table:table-cell office:value-type="float" office:value="7.27936">
                <text:p>7.27936</text:p>
              </table:table-cell>
              <table:table-cell office:value-type="float" office:value="151">
                <text:p>15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7.27936">
                <text:p>7.27936</text:p>
              </table:table-cell>
              <table:table-cell office:value-type="float" office:value="153">
                <text:p>153</text:p>
              </table:table-cell>
              <table:table-cell office:value-type="float" office:value="0.865423">
                <text:p>0.865423</text:p>
              </table:table-cell>
              <table:table-cell office:value-type="float" office:value="152">
                <text:p>15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865423">
                <text:p>0.865423</text:p>
              </table:table-cell>
              <table:table-cell office:value-type="float" office:value="154">
                <text:p>154</text:p>
              </table:table-cell>
              <table:table-cell office:value-type="float" office:value="1.78331">
                <text:p>1.78331</text:p>
              </table:table-cell>
              <table:table-cell office:value-type="float" office:value="153">
                <text:p>15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78331">
                <text:p>1.78331</text:p>
              </table:table-cell>
              <table:table-cell office:value-type="float" office:value="155">
                <text:p>155</text:p>
              </table:table-cell>
              <table:table-cell office:value-type="float" office:value="1.38024">
                <text:p>1.38024</text:p>
              </table:table-cell>
              <table:table-cell office:value-type="float" office:value="154">
                <text:p>15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38024">
                <text:p>1.38024</text:p>
              </table:table-cell>
              <table:table-cell office:value-type="float" office:value="156">
                <text:p>156</text:p>
              </table:table-cell>
              <table:table-cell office:value-type="float" office:value="1.7256">
                <text:p>1.7256</text:p>
              </table:table-cell>
              <table:table-cell office:value-type="float" office:value="155">
                <text:p>15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7256">
                <text:p>1.7256</text:p>
              </table:table-cell>
              <table:table-cell office:value-type="float" office:value="157">
                <text:p>157</text:p>
              </table:table-cell>
              <table:table-cell office:value-type="float" office:value="1.2588">
                <text:p>1.2588</text:p>
              </table:table-cell>
              <table:table-cell office:value-type="float" office:value="156">
                <text:p>15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2588">
                <text:p>1.2588</text:p>
              </table:table-cell>
              <table:table-cell office:value-type="float" office:value="158">
                <text:p>158</text:p>
              </table:table-cell>
              <table:table-cell office:value-type="float" office:value="2.96025">
                <text:p>2.96025</text:p>
              </table:table-cell>
              <table:table-cell office:value-type="float" office:value="157">
                <text:p>15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96025">
                <text:p>2.96025</text:p>
              </table:table-cell>
              <table:table-cell office:value-type="float" office:value="159">
                <text:p>159</text:p>
              </table:table-cell>
              <table:table-cell office:value-type="float" office:value="1.51982">
                <text:p>1.51982</text:p>
              </table:table-cell>
              <table:table-cell office:value-type="float" office:value="158">
                <text:p>15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51982">
                <text:p>1.51982</text:p>
              </table:table-cell>
              <table:table-cell office:value-type="float" office:value="160">
                <text:p>160</text:p>
              </table:table-cell>
              <table:table-cell office:value-type="float" office:value="2.8106">
                <text:p>2.8106</text:p>
              </table:table-cell>
              <table:table-cell office:value-type="float" office:value="159">
                <text:p>15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8106">
                <text:p>2.8106</text:p>
              </table:table-cell>
              <table:table-cell office:value-type="float" office:value="161">
                <text:p>161</text:p>
              </table:table-cell>
              <table:table-cell office:value-type="float" office:value="3.54146">
                <text:p>3.54146</text:p>
              </table:table-cell>
              <table:table-cell office:value-type="float" office:value="160">
                <text:p>16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54146">
                <text:p>3.54146</text:p>
              </table:table-cell>
              <table:table-cell office:value-type="float" office:value="162">
                <text:p>162</text:p>
              </table:table-cell>
              <table:table-cell office:value-type="float" office:value="2.85635">
                <text:p>2.85635</text:p>
              </table:table-cell>
              <table:table-cell office:value-type="float" office:value="161">
                <text:p>16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85635">
                <text:p>2.85635</text:p>
              </table:table-cell>
              <table:table-cell office:value-type="float" office:value="163">
                <text:p>163</text:p>
              </table:table-cell>
              <table:table-cell office:value-type="float" office:value="0.363169">
                <text:p>0.363169</text:p>
              </table:table-cell>
              <table:table-cell office:value-type="float" office:value="162">
                <text:p>16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363169">
                <text:p>0.363169</text:p>
              </table:table-cell>
              <table:table-cell office:value-type="float" office:value="164">
                <text:p>164</text:p>
              </table:table-cell>
              <table:table-cell office:value-type="float" office:value="4.47529">
                <text:p>4.47529</text:p>
              </table:table-cell>
              <table:table-cell office:value-type="float" office:value="163">
                <text:p>16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47529">
                <text:p>4.47529</text:p>
              </table:table-cell>
              <table:table-cell office:value-type="float" office:value="165">
                <text:p>165</text:p>
              </table:table-cell>
              <table:table-cell office:value-type="float" office:value="2.06258">
                <text:p>2.06258</text:p>
              </table:table-cell>
              <table:table-cell office:value-type="float" office:value="164">
                <text:p>16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06258">
                <text:p>2.06258</text:p>
              </table:table-cell>
              <table:table-cell office:value-type="float" office:value="166">
                <text:p>166</text:p>
              </table:table-cell>
              <table:table-cell office:value-type="float" office:value="2.14306">
                <text:p>2.14306</text:p>
              </table:table-cell>
              <table:table-cell office:value-type="float" office:value="165">
                <text:p>16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14306">
                <text:p>2.14306</text:p>
              </table:table-cell>
              <table:table-cell office:value-type="float" office:value="167">
                <text:p>167</text:p>
              </table:table-cell>
              <table:table-cell office:value-type="float" office:value="4.93548">
                <text:p>4.93548</text:p>
              </table:table-cell>
              <table:table-cell office:value-type="float" office:value="166">
                <text:p>16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93548">
                <text:p>4.93548</text:p>
              </table:table-cell>
              <table:table-cell office:value-type="float" office:value="168">
                <text:p>168</text:p>
              </table:table-cell>
              <table:table-cell office:value-type="float" office:value="7.88095">
                <text:p>7.88095</text:p>
              </table:table-cell>
              <table:table-cell office:value-type="float" office:value="167">
                <text:p>16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7.88095">
                <text:p>7.88095</text:p>
              </table:table-cell>
              <table:table-cell office:value-type="float" office:value="169">
                <text:p>169</text:p>
              </table:table-cell>
              <table:table-cell office:value-type="float" office:value="1.66844">
                <text:p>1.66844</text:p>
              </table:table-cell>
              <table:table-cell office:value-type="float" office:value="168">
                <text:p>16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66844">
                <text:p>1.66844</text:p>
              </table:table-cell>
              <table:table-cell office:value-type="float" office:value="170">
                <text:p>170</text:p>
              </table:table-cell>
              <table:table-cell office:value-type="float" office:value="0.616898">
                <text:p>0.616898</text:p>
              </table:table-cell>
              <table:table-cell office:value-type="float" office:value="169">
                <text:p>16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616898">
                <text:p>0.616898</text:p>
              </table:table-cell>
              <table:table-cell office:value-type="float" office:value="171">
                <text:p>171</text:p>
              </table:table-cell>
              <table:table-cell office:value-type="float" office:value="1.77937">
                <text:p>1.77937</text:p>
              </table:table-cell>
              <table:table-cell office:value-type="float" office:value="170">
                <text:p>17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77937">
                <text:p>1.77937</text:p>
              </table:table-cell>
              <table:table-cell office:value-type="float" office:value="172">
                <text:p>172</text:p>
              </table:table-cell>
              <table:table-cell office:value-type="float" office:value="3.90378">
                <text:p>3.90378</text:p>
              </table:table-cell>
              <table:table-cell office:value-type="float" office:value="171">
                <text:p>17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90378">
                <text:p>3.90378</text:p>
              </table:table-cell>
              <table:table-cell office:value-type="float" office:value="173">
                <text:p>173</text:p>
              </table:table-cell>
              <table:table-cell office:value-type="float" office:value="1.15674">
                <text:p>1.15674</text:p>
              </table:table-cell>
              <table:table-cell office:value-type="float" office:value="172">
                <text:p>17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15674">
                <text:p>1.15674</text:p>
              </table:table-cell>
              <table:table-cell office:value-type="float" office:value="174">
                <text:p>174</text:p>
              </table:table-cell>
              <table:table-cell office:value-type="float" office:value="4.988959331">
                <text:p>4.988959331</text:p>
              </table:table-cell>
              <table:table-cell office:value-type="float" office:value="173">
                <text:p>17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988959331">
                <text:p>4.988959331</text:p>
              </table:table-cell>
              <table:table-cell office:value-type="float" office:value="175">
                <text:p>175</text:p>
              </table:table-cell>
              <table:table-cell office:value-type="float" office:value="1.63859">
                <text:p>1.63859</text:p>
              </table:table-cell>
              <table:table-cell office:value-type="float" office:value="174">
                <text:p>17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63859">
                <text:p>1.63859</text:p>
              </table:table-cell>
              <table:table-cell office:value-type="float" office:value="176">
                <text:p>176</text:p>
              </table:table-cell>
              <table:table-cell office:value-type="float" office:value="2.55422">
                <text:p>2.55422</text:p>
              </table:table-cell>
              <table:table-cell office:value-type="float" office:value="175">
                <text:p>17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55422">
                <text:p>2.55422</text:p>
              </table:table-cell>
              <table:table-cell office:value-type="float" office:value="177">
                <text:p>177</text:p>
              </table:table-cell>
              <table:table-cell office:value-type="float" office:value="1.97739">
                <text:p>1.97739</text:p>
              </table:table-cell>
              <table:table-cell office:value-type="float" office:value="176">
                <text:p>17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97739">
                <text:p>1.97739</text:p>
              </table:table-cell>
              <table:table-cell office:value-type="float" office:value="178">
                <text:p>178</text:p>
              </table:table-cell>
              <table:table-cell office:value-type="float" office:value="6.10123">
                <text:p>6.10123</text:p>
              </table:table-cell>
              <table:table-cell office:value-type="float" office:value="177">
                <text:p>17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10123">
                <text:p>6.10123</text:p>
              </table:table-cell>
              <table:table-cell office:value-type="float" office:value="179">
                <text:p>179</text:p>
              </table:table-cell>
              <table:table-cell office:value-type="float" office:value="2.18637">
                <text:p>2.18637</text:p>
              </table:table-cell>
              <table:table-cell office:value-type="float" office:value="178">
                <text:p>17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18637">
                <text:p>2.18637</text:p>
              </table:table-cell>
              <table:table-cell office:value-type="float" office:value="180">
                <text:p>180</text:p>
              </table:table-cell>
              <table:table-cell office:value-type="float" office:value="0.780102">
                <text:p>0.780102</text:p>
              </table:table-cell>
              <table:table-cell office:value-type="float" office:value="179">
                <text:p>17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780102">
                <text:p>0.780102</text:p>
              </table:table-cell>
              <table:table-cell office:value-type="float" office:value="181">
                <text:p>181</text:p>
              </table:table-cell>
              <table:table-cell office:value-type="float" office:value="3.63383">
                <text:p>3.63383</text:p>
              </table:table-cell>
              <table:table-cell office:value-type="float" office:value="180">
                <text:p>18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63383">
                <text:p>3.63383</text:p>
              </table:table-cell>
              <table:table-cell office:value-type="float" office:value="182">
                <text:p>182</text:p>
              </table:table-cell>
              <table:table-cell office:value-type="float" office:value="1.59794">
                <text:p>1.59794</text:p>
              </table:table-cell>
              <table:table-cell office:value-type="float" office:value="181">
                <text:p>18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59794">
                <text:p>1.59794</text:p>
              </table:table-cell>
              <table:table-cell office:value-type="float" office:value="183">
                <text:p>183</text:p>
              </table:table-cell>
              <table:table-cell office:value-type="float" office:value="0.863032">
                <text:p>0.863032</text:p>
              </table:table-cell>
              <table:table-cell office:value-type="float" office:value="182">
                <text:p>18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863032">
                <text:p>0.863032</text:p>
              </table:table-cell>
              <table:table-cell office:value-type="float" office:value="184">
                <text:p>184</text:p>
              </table:table-cell>
              <table:table-cell office:value-type="float" office:value="2.01018">
                <text:p>2.01018</text:p>
              </table:table-cell>
              <table:table-cell office:value-type="float" office:value="183">
                <text:p>18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01018">
                <text:p>2.01018</text:p>
              </table:table-cell>
              <table:table-cell office:value-type="float" office:value="185">
                <text:p>185</text:p>
              </table:table-cell>
              <table:table-cell office:value-type="float" office:value="3.52564">
                <text:p>3.52564</text:p>
              </table:table-cell>
              <table:table-cell office:value-type="float" office:value="184">
                <text:p>18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52564">
                <text:p>3.52564</text:p>
              </table:table-cell>
              <table:table-cell office:value-type="float" office:value="186">
                <text:p>186</text:p>
              </table:table-cell>
              <table:table-cell office:value-type="float" office:value="0.309312">
                <text:p>0.309312</text:p>
              </table:table-cell>
              <table:table-cell office:value-type="float" office:value="185">
                <text:p>18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309312">
                <text:p>0.309312</text:p>
              </table:table-cell>
              <table:table-cell office:value-type="float" office:value="187">
                <text:p>187</text:p>
              </table:table-cell>
              <table:table-cell office:value-type="float" office:value="1.86101">
                <text:p>1.86101</text:p>
              </table:table-cell>
              <table:table-cell office:value-type="float" office:value="186">
                <text:p>18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86101">
                <text:p>1.86101</text:p>
              </table:table-cell>
              <table:table-cell office:value-type="float" office:value="188">
                <text:p>188</text:p>
              </table:table-cell>
              <table:table-cell office:value-type="float" office:value="1.30746">
                <text:p>1.30746</text:p>
              </table:table-cell>
              <table:table-cell office:value-type="float" office:value="187">
                <text:p>18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30746">
                <text:p>1.30746</text:p>
              </table:table-cell>
              <table:table-cell office:value-type="float" office:value="189">
                <text:p>189</text:p>
              </table:table-cell>
              <table:table-cell office:value-type="float" office:value="6.37012">
                <text:p>6.37012</text:p>
              </table:table-cell>
              <table:table-cell office:value-type="float" office:value="188">
                <text:p>18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37012">
                <text:p>6.37012</text:p>
              </table:table-cell>
              <table:table-cell office:value-type="float" office:value="190">
                <text:p>190</text:p>
              </table:table-cell>
              <table:table-cell office:value-type="float" office:value="0.232952">
                <text:p>0.232952</text:p>
              </table:table-cell>
              <table:table-cell office:value-type="float" office:value="189">
                <text:p>18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32952">
                <text:p>0.232952</text:p>
              </table:table-cell>
              <table:table-cell office:value-type="float" office:value="191">
                <text:p>191</text:p>
              </table:table-cell>
              <table:table-cell office:value-type="float" office:value="11.0703">
                <text:p>11.0703</text:p>
              </table:table-cell>
              <table:table-cell office:value-type="float" office:value="190">
                <text:p>19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1.0703">
                <text:p>11.0703</text:p>
              </table:table-cell>
              <table:table-cell office:value-type="float" office:value="192">
                <text:p>192</text:p>
              </table:table-cell>
              <table:table-cell office:value-type="float" office:value="3.56529">
                <text:p>3.56529</text:p>
              </table:table-cell>
              <table:table-cell office:value-type="float" office:value="191">
                <text:p>19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56529">
                <text:p>3.56529</text:p>
              </table:table-cell>
              <table:table-cell office:value-type="float" office:value="193">
                <text:p>193</text:p>
              </table:table-cell>
              <table:table-cell office:value-type="float" office:value="0.549849">
                <text:p>0.549849</text:p>
              </table:table-cell>
              <table:table-cell office:value-type="float" office:value="192">
                <text:p>19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549849">
                <text:p>0.549849</text:p>
              </table:table-cell>
              <table:table-cell office:value-type="float" office:value="194">
                <text:p>194</text:p>
              </table:table-cell>
              <table:table-cell office:value-type="float" office:value="1.41845">
                <text:p>1.41845</text:p>
              </table:table-cell>
              <table:table-cell office:value-type="float" office:value="193">
                <text:p>19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41845">
                <text:p>1.41845</text:p>
              </table:table-cell>
              <table:table-cell office:value-type="float" office:value="195">
                <text:p>195</text:p>
              </table:table-cell>
              <table:table-cell office:value-type="float" office:value="1.0216">
                <text:p>1.0216</text:p>
              </table:table-cell>
              <table:table-cell office:value-type="float" office:value="194">
                <text:p>19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0216">
                <text:p>1.0216</text:p>
              </table:table-cell>
              <table:table-cell office:value-type="float" office:value="196">
                <text:p>196</text:p>
              </table:table-cell>
              <table:table-cell office:value-type="float" office:value="2.05141">
                <text:p>2.05141</text:p>
              </table:table-cell>
              <table:table-cell office:value-type="float" office:value="195">
                <text:p>19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05141">
                <text:p>2.05141</text:p>
              </table:table-cell>
              <table:table-cell office:value-type="float" office:value="197">
                <text:p>197</text:p>
              </table:table-cell>
              <table:table-cell office:value-type="float" office:value="1.61964">
                <text:p>1.61964</text:p>
              </table:table-cell>
              <table:table-cell office:value-type="float" office:value="196">
                <text:p>19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61964">
                <text:p>1.61964</text:p>
              </table:table-cell>
              <table:table-cell office:value-type="float" office:value="198">
                <text:p>198</text:p>
              </table:table-cell>
              <table:table-cell office:value-type="float" office:value="5.09375">
                <text:p>5.09375</text:p>
              </table:table-cell>
              <table:table-cell office:value-type="float" office:value="197">
                <text:p>19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09375">
                <text:p>5.09375</text:p>
              </table:table-cell>
              <table:table-cell office:value-type="float" office:value="199">
                <text:p>199</text:p>
              </table:table-cell>
              <table:table-cell office:value-type="float" office:value="2.30194">
                <text:p>2.30194</text:p>
              </table:table-cell>
              <table:table-cell office:value-type="float" office:value="198">
                <text:p>19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30194">
                <text:p>2.30194</text:p>
              </table:table-cell>
              <table:table-cell office:value-type="float" office:value="200">
                <text:p>200</text:p>
              </table:table-cell>
              <table:table-cell office:value-type="float" office:value="2.75768">
                <text:p>2.75768</text:p>
              </table:table-cell>
              <table:table-cell office:value-type="float" office:value="199">
                <text:p>19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75768">
                <text:p>2.75768</text:p>
              </table:table-cell>
              <table:table-cell office:value-type="float" office:value="201">
                <text:p>201</text:p>
              </table:table-cell>
              <table:table-cell office:value-type="float" office:value="1.83762">
                <text:p>1.83762</text:p>
              </table:table-cell>
              <table:table-cell office:value-type="float" office:value="200">
                <text:p>20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83762">
                <text:p>1.83762</text:p>
              </table:table-cell>
              <table:table-cell office:value-type="float" office:value="202">
                <text:p>202</text:p>
              </table:table-cell>
              <table:table-cell office:value-type="float" office:value="7.01299">
                <text:p>7.01299</text:p>
              </table:table-cell>
              <table:table-cell office:value-type="float" office:value="201">
                <text:p>20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7.01299">
                <text:p>7.01299</text:p>
              </table:table-cell>
              <table:table-cell office:value-type="float" office:value="203">
                <text:p>203</text:p>
              </table:table-cell>
              <table:table-cell office:value-type="float" office:value="8.6749">
                <text:p>8.6749</text:p>
              </table:table-cell>
              <table:table-cell office:value-type="float" office:value="202">
                <text:p>20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8.6749">
                <text:p>8.6749</text:p>
              </table:table-cell>
              <table:table-cell office:value-type="float" office:value="204">
                <text:p>204</text:p>
              </table:table-cell>
              <table:table-cell office:value-type="float" office:value="0.220473">
                <text:p>0.220473</text:p>
              </table:table-cell>
              <table:table-cell office:value-type="float" office:value="203">
                <text:p>20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20473">
                <text:p>0.220473</text:p>
              </table:table-cell>
              <table:table-cell office:value-type="float" office:value="205">
                <text:p>205</text:p>
              </table:table-cell>
              <table:table-cell office:value-type="float" office:value="0.843134">
                <text:p>0.843134</text:p>
              </table:table-cell>
              <table:table-cell office:value-type="float" office:value="204">
                <text:p>20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843134">
                <text:p>0.843134</text:p>
              </table:table-cell>
              <table:table-cell office:value-type="float" office:value="206">
                <text:p>206</text:p>
              </table:table-cell>
              <table:table-cell office:value-type="float" office:value="2.78511">
                <text:p>2.78511</text:p>
              </table:table-cell>
              <table:table-cell office:value-type="float" office:value="205">
                <text:p>20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78511">
                <text:p>2.78511</text:p>
              </table:table-cell>
              <table:table-cell office:value-type="float" office:value="207">
                <text:p>207</text:p>
              </table:table-cell>
              <table:table-cell office:value-type="float" office:value="2.14551">
                <text:p>2.14551</text:p>
              </table:table-cell>
              <table:table-cell office:value-type="float" office:value="206">
                <text:p>20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14551">
                <text:p>2.14551</text:p>
              </table:table-cell>
              <table:table-cell office:value-type="float" office:value="208">
                <text:p>208</text:p>
              </table:table-cell>
              <table:table-cell office:value-type="float" office:value="1.13044">
                <text:p>1.13044</text:p>
              </table:table-cell>
              <table:table-cell office:value-type="float" office:value="207">
                <text:p>20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13044">
                <text:p>1.13044</text:p>
              </table:table-cell>
              <table:table-cell office:value-type="float" office:value="209">
                <text:p>209</text:p>
              </table:table-cell>
              <table:table-cell office:value-type="float" office:value="0.577948">
                <text:p>0.577948</text:p>
              </table:table-cell>
              <table:table-cell office:value-type="float" office:value="208">
                <text:p>20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577948">
                <text:p>0.577948</text:p>
              </table:table-cell>
              <table:table-cell office:value-type="float" office:value="210">
                <text:p>210</text:p>
              </table:table-cell>
              <table:table-cell office:value-type="float" office:value="8.92687">
                <text:p>8.92687</text:p>
              </table:table-cell>
              <table:table-cell office:value-type="float" office:value="209">
                <text:p>20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8.92687">
                <text:p>8.92687</text:p>
              </table:table-cell>
              <table:table-cell office:value-type="float" office:value="211">
                <text:p>211</text:p>
              </table:table-cell>
              <table:table-cell office:value-type="float" office:value="2.30464">
                <text:p>2.30464</text:p>
              </table:table-cell>
              <table:table-cell office:value-type="float" office:value="210">
                <text:p>21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30464">
                <text:p>2.30464</text:p>
              </table:table-cell>
              <table:table-cell office:value-type="float" office:value="212">
                <text:p>212</text:p>
              </table:table-cell>
              <table:table-cell office:value-type="float" office:value="0.900932">
                <text:p>0.900932</text:p>
              </table:table-cell>
              <table:table-cell office:value-type="float" office:value="211">
                <text:p>21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900932">
                <text:p>0.900932</text:p>
              </table:table-cell>
              <table:table-cell office:value-type="float" office:value="213">
                <text:p>213</text:p>
              </table:table-cell>
              <table:table-cell office:value-type="float" office:value="3.20662">
                <text:p>3.20662</text:p>
              </table:table-cell>
              <table:table-cell office:value-type="float" office:value="212">
                <text:p>21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20662">
                <text:p>3.20662</text:p>
              </table:table-cell>
              <table:table-cell office:value-type="float" office:value="214">
                <text:p>214</text:p>
              </table:table-cell>
              <table:table-cell office:value-type="float" office:value="4.54918">
                <text:p>4.54918</text:p>
              </table:table-cell>
              <table:table-cell office:value-type="float" office:value="213">
                <text:p>21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54918">
                <text:p>4.54918</text:p>
              </table:table-cell>
              <table:table-cell office:value-type="float" office:value="215">
                <text:p>215</text:p>
              </table:table-cell>
              <table:table-cell office:value-type="float" office:value="1.69138">
                <text:p>1.69138</text:p>
              </table:table-cell>
              <table:table-cell office:value-type="float" office:value="214">
                <text:p>21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69138">
                <text:p>1.69138</text:p>
              </table:table-cell>
              <table:table-cell office:value-type="float" office:value="216">
                <text:p>216</text:p>
              </table:table-cell>
              <table:table-cell office:value-type="float" office:value="5.52519">
                <text:p>5.52519</text:p>
              </table:table-cell>
              <table:table-cell office:value-type="float" office:value="215">
                <text:p>21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52519">
                <text:p>5.52519</text:p>
              </table:table-cell>
              <table:table-cell office:value-type="float" office:value="217">
                <text:p>217</text:p>
              </table:table-cell>
              <table:table-cell office:value-type="float" office:value="1.49297">
                <text:p>1.49297</text:p>
              </table:table-cell>
              <table:table-cell office:value-type="float" office:value="216">
                <text:p>21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49297">
                <text:p>1.49297</text:p>
              </table:table-cell>
              <table:table-cell office:value-type="float" office:value="218">
                <text:p>218</text:p>
              </table:table-cell>
              <table:table-cell office:value-type="float" office:value="2.33951">
                <text:p>2.33951</text:p>
              </table:table-cell>
              <table:table-cell office:value-type="float" office:value="217">
                <text:p>21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33951">
                <text:p>2.33951</text:p>
              </table:table-cell>
              <table:table-cell office:value-type="float" office:value="219">
                <text:p>219</text:p>
              </table:table-cell>
              <table:table-cell office:value-type="float" office:value="5.83927">
                <text:p>5.83927</text:p>
              </table:table-cell>
              <table:table-cell office:value-type="float" office:value="218">
                <text:p>21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83927">
                <text:p>5.83927</text:p>
              </table:table-cell>
              <table:table-cell office:value-type="float" office:value="220">
                <text:p>220</text:p>
              </table:table-cell>
              <table:table-cell office:value-type="float" office:value="1.68286">
                <text:p>1.68286</text:p>
              </table:table-cell>
              <table:table-cell office:value-type="float" office:value="219">
                <text:p>21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68286">
                <text:p>1.68286</text:p>
              </table:table-cell>
              <table:table-cell office:value-type="float" office:value="221">
                <text:p>221</text:p>
              </table:table-cell>
              <table:table-cell office:value-type="float" office:value="6.04098">
                <text:p>6.04098</text:p>
              </table:table-cell>
              <table:table-cell office:value-type="float" office:value="220">
                <text:p>22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04098">
                <text:p>6.04098</text:p>
              </table:table-cell>
              <table:table-cell office:value-type="float" office:value="222">
                <text:p>222</text:p>
              </table:table-cell>
              <table:table-cell office:value-type="float" office:value="4.59696">
                <text:p>4.59696</text:p>
              </table:table-cell>
              <table:table-cell office:value-type="float" office:value="221">
                <text:p>22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59696">
                <text:p>4.59696</text:p>
              </table:table-cell>
              <table:table-cell office:value-type="float" office:value="223">
                <text:p>223</text:p>
              </table:table-cell>
              <table:table-cell office:value-type="float" office:value="1.87207">
                <text:p>1.87207</text:p>
              </table:table-cell>
              <table:table-cell office:value-type="float" office:value="222">
                <text:p>22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87207">
                <text:p>1.87207</text:p>
              </table:table-cell>
              <table:table-cell office:value-type="float" office:value="224">
                <text:p>224</text:p>
              </table:table-cell>
              <table:table-cell office:value-type="float" office:value="1.26941">
                <text:p>1.26941</text:p>
              </table:table-cell>
              <table:table-cell office:value-type="float" office:value="223">
                <text:p>22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26941">
                <text:p>1.26941</text:p>
              </table:table-cell>
              <table:table-cell office:value-type="float" office:value="225">
                <text:p>225</text:p>
              </table:table-cell>
              <table:table-cell office:value-type="float" office:value="4.69151">
                <text:p>4.69151</text:p>
              </table:table-cell>
              <table:table-cell office:value-type="float" office:value="224">
                <text:p>22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4.69151">
                <text:p>4.69151</text:p>
              </table:table-cell>
              <table:table-cell office:value-type="float" office:value="226">
                <text:p>226</text:p>
              </table:table-cell>
              <table:table-cell office:value-type="float" office:value="1.63706">
                <text:p>1.63706</text:p>
              </table:table-cell>
              <table:table-cell office:value-type="float" office:value="225">
                <text:p>22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63706">
                <text:p>1.63706</text:p>
              </table:table-cell>
              <table:table-cell office:value-type="float" office:value="227">
                <text:p>227</text:p>
              </table:table-cell>
              <table:table-cell office:value-type="float" office:value="5.37574">
                <text:p>5.37574</text:p>
              </table:table-cell>
              <table:table-cell office:value-type="float" office:value="226">
                <text:p>22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5.37574">
                <text:p>5.37574</text:p>
              </table:table-cell>
              <table:table-cell office:value-type="float" office:value="228">
                <text:p>228</text:p>
              </table:table-cell>
              <table:table-cell office:value-type="float" office:value="3.04233">
                <text:p>3.04233</text:p>
              </table:table-cell>
              <table:table-cell office:value-type="float" office:value="227">
                <text:p>22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04233">
                <text:p>3.04233</text:p>
              </table:table-cell>
              <table:table-cell office:value-type="float" office:value="229">
                <text:p>229</text:p>
              </table:table-cell>
              <table:table-cell office:value-type="float" office:value="0.405906">
                <text:p>0.405906</text:p>
              </table:table-cell>
              <table:table-cell office:value-type="float" office:value="228">
                <text:p>22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405906">
                <text:p>0.405906</text:p>
              </table:table-cell>
              <table:table-cell office:value-type="float" office:value="230">
                <text:p>230</text:p>
              </table:table-cell>
              <table:table-cell office:value-type="float" office:value="0.0297516">
                <text:p>0.0297516</text:p>
              </table:table-cell>
              <table:table-cell office:value-type="float" office:value="229">
                <text:p>22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0297516">
                <text:p>0.0297516</text:p>
              </table:table-cell>
              <table:table-cell office:value-type="float" office:value="231">
                <text:p>231</text:p>
              </table:table-cell>
              <table:table-cell office:value-type="float" office:value="0.443668">
                <text:p>0.443668</text:p>
              </table:table-cell>
              <table:table-cell office:value-type="float" office:value="230">
                <text:p>23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443668">
                <text:p>0.443668</text:p>
              </table:table-cell>
              <table:table-cell office:value-type="float" office:value="232">
                <text:p>232</text:p>
              </table:table-cell>
              <table:table-cell office:value-type="float" office:value="0.26836">
                <text:p>0.26836</text:p>
              </table:table-cell>
              <table:table-cell office:value-type="float" office:value="231">
                <text:p>23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6836">
                <text:p>0.26836</text:p>
              </table:table-cell>
              <table:table-cell office:value-type="float" office:value="233">
                <text:p>233</text:p>
              </table:table-cell>
              <table:table-cell office:value-type="float" office:value="7.71531">
                <text:p>7.71531</text:p>
              </table:table-cell>
              <table:table-cell office:value-type="float" office:value="232">
                <text:p>23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7.71531">
                <text:p>7.71531</text:p>
              </table:table-cell>
              <table:table-cell office:value-type="float" office:value="234">
                <text:p>234</text:p>
              </table:table-cell>
              <table:table-cell office:value-type="float" office:value="6.43267">
                <text:p>6.43267</text:p>
              </table:table-cell>
              <table:table-cell office:value-type="float" office:value="233">
                <text:p>23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43267">
                <text:p>6.43267</text:p>
              </table:table-cell>
              <table:table-cell office:value-type="float" office:value="235">
                <text:p>235</text:p>
              </table:table-cell>
              <table:table-cell office:value-type="float" office:value="0.54147">
                <text:p>0.54147</text:p>
              </table:table-cell>
              <table:table-cell office:value-type="float" office:value="234">
                <text:p>23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54147">
                <text:p>0.54147</text:p>
              </table:table-cell>
              <table:table-cell office:value-type="float" office:value="236">
                <text:p>236</text:p>
              </table:table-cell>
              <table:table-cell office:value-type="float" office:value="2.03065">
                <text:p>2.03065</text:p>
              </table:table-cell>
              <table:table-cell office:value-type="float" office:value="235">
                <text:p>23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03065">
                <text:p>2.03065</text:p>
              </table:table-cell>
              <table:table-cell office:value-type="float" office:value="237">
                <text:p>237</text:p>
              </table:table-cell>
              <table:table-cell office:value-type="float" office:value="0.232425">
                <text:p>0.232425</text:p>
              </table:table-cell>
              <table:table-cell office:value-type="float" office:value="236">
                <text:p>23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32425">
                <text:p>0.232425</text:p>
              </table:table-cell>
              <table:table-cell office:value-type="float" office:value="238">
                <text:p>238</text:p>
              </table:table-cell>
              <table:table-cell office:value-type="float" office:value="1.44875">
                <text:p>1.44875</text:p>
              </table:table-cell>
              <table:table-cell office:value-type="float" office:value="237">
                <text:p>23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44875">
                <text:p>1.44875</text:p>
              </table:table-cell>
              <table:table-cell office:value-type="float" office:value="239">
                <text:p>239</text:p>
              </table:table-cell>
              <table:table-cell office:value-type="float" office:value="0.610317">
                <text:p>0.610317</text:p>
              </table:table-cell>
              <table:table-cell office:value-type="float" office:value="238">
                <text:p>238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610317">
                <text:p>0.610317</text:p>
              </table:table-cell>
              <table:table-cell office:value-type="float" office:value="240">
                <text:p>240</text:p>
              </table:table-cell>
              <table:table-cell office:value-type="float" office:value="2.74004">
                <text:p>2.74004</text:p>
              </table:table-cell>
              <table:table-cell office:value-type="float" office:value="239">
                <text:p>239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74004">
                <text:p>2.74004</text:p>
              </table:table-cell>
              <table:table-cell office:value-type="float" office:value="241">
                <text:p>241</text:p>
              </table:table-cell>
              <table:table-cell office:value-type="float" office:value="8.97722">
                <text:p>8.97722</text:p>
              </table:table-cell>
              <table:table-cell office:value-type="float" office:value="240">
                <text:p>240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8.97722">
                <text:p>8.97722</text:p>
              </table:table-cell>
              <table:table-cell office:value-type="float" office:value="242">
                <text:p>242</text:p>
              </table:table-cell>
              <table:table-cell office:value-type="float" office:value="0.246626">
                <text:p>0.246626</text:p>
              </table:table-cell>
              <table:table-cell office:value-type="float" office:value="241">
                <text:p>241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0.246626">
                <text:p>0.246626</text:p>
              </table:table-cell>
              <table:table-cell office:value-type="float" office:value="243">
                <text:p>243</text:p>
              </table:table-cell>
              <table:table-cell office:value-type="float" office:value="6.51929">
                <text:p>6.51929</text:p>
              </table:table-cell>
              <table:table-cell office:value-type="float" office:value="242">
                <text:p>242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51929">
                <text:p>6.51929</text:p>
              </table:table-cell>
              <table:table-cell office:value-type="float" office:value="244">
                <text:p>244</text:p>
              </table:table-cell>
              <table:table-cell office:value-type="float" office:value="3.80112">
                <text:p>3.80112</text:p>
              </table:table-cell>
              <table:table-cell office:value-type="float" office:value="243">
                <text:p>243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3.80112">
                <text:p>3.80112</text:p>
              </table:table-cell>
              <table:table-cell office:value-type="float" office:value="245">
                <text:p>245</text:p>
              </table:table-cell>
              <table:table-cell office:value-type="float" office:value="2.49324">
                <text:p>2.49324</text:p>
              </table:table-cell>
              <table:table-cell office:value-type="float" office:value="244">
                <text:p>244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49324">
                <text:p>2.49324</text:p>
              </table:table-cell>
              <table:table-cell office:value-type="float" office:value="246">
                <text:p>246</text:p>
              </table:table-cell>
              <table:table-cell office:value-type="float" office:value="6.20934">
                <text:p>6.20934</text:p>
              </table:table-cell>
              <table:table-cell office:value-type="float" office:value="245">
                <text:p>245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6.20934">
                <text:p>6.20934</text:p>
              </table:table-cell>
              <table:table-cell office:value-type="float" office:value="247">
                <text:p>247</text:p>
              </table:table-cell>
              <table:table-cell office:value-type="float" office:value="1.56036">
                <text:p>1.56036</text:p>
              </table:table-cell>
              <table:table-cell office:value-type="float" office:value="246">
                <text:p>246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1.56036">
                <text:p>1.56036</text:p>
              </table:table-cell>
              <table:table-cell office:value-type="float" office:value="248">
                <text:p>248</text:p>
              </table:table-cell>
              <table:table-cell office:value-type="float" office:value="2.15134">
                <text:p>2.15134</text:p>
              </table:table-cell>
              <table:table-cell office:value-type="float" office:value="247">
                <text:p>247</text:p>
              </table:table-cell>
              <table:table-cell office:value-type="float" office:value="7.316812">
                <text:p>7.316812</text:p>
              </table:table-cell>
            </table:table-row>
            <table:table-row>
              <table:table-cell office:value-type="float" office:value="2.15134">
                <text:p>2.15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7.316812">
                <text:p>7.316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maximum="2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714cm" svg:height="11.901cm" xlink:href=".." xlink:type="simple" chart:class="chart:scatter" chart:style-name="ch1">
        <chart:legend svg:x="14.641cm" svg:y="0.994cm" style:legend-expansion="custom" chartooo:width="4.07cm" chartooo:height="1.991cm" style:legend-expansion-aspect-ratio="2.04419889502762" chart:style-name="ch2"/>
        <chart:plot-area chart:style-name="ch3" table:cell-range-address="'nis-laser'.B1:'nis-laser'.D249" chart:data-source-has-labels="both" svg:x="0.653cm" svg:y="0.303cm" svg:width="14.094cm" svg:height="11.287cm">
          <chartooo:coordinate-region svg:x="1.301cm" svg:y="0.502cm" svg:width="13.446cm" svg:height="10.889cm"/>
          <chart:axis chart:dimension="x" chart:name="primary-x" chart:style-name="ch4" chartooo:axis-type="auto">
            <chart:categories table:cell-range-address="'nis-laser'.D1:'nis-laser'.D2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is-laser'.B1:'nis-laser'.B249" loext:label-string="&quot;NIS-Laser&quot;" chart:class="chart:scatter">
            <chart:domain table:cell-range-address="'nis-laser'.D1:'nis-laser'.D249"/>
            <chart:data-point chart:repeated="249"/>
          </chart:series>
          <chart:series chart:style-name="ch8" chart:values-cell-range-address="'nis-laser'.C1:'nis-laser'.C249" loext:label-string="&quot;95% percentile&quot;" chart:class="chart:scatter">
            <chart:data-point chart:repeated="2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IS-Laser</text:p>
              </table:table-cell>
              <table:table-cell office:value-type="string">
                <text:p>95% percentil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nis-laser'.D1:'nis-laser'.D249</svg:desc>
                </draw:g>
              </table:table-cell>
              <table:table-cell office:value-type="float" office:value="0">
                <text:p>0</text:p>
                <draw:g>
                  <svg:desc>'nis-laser'.D1:'nis-laser'.D249</svg:desc>
                </draw:g>
              </table:table-cell>
              <table:table-cell office:value-type="float" office:value="0.683155">
                <text:p>0.683155</text:p>
                <draw:g>
                  <svg:desc>'nis-laser'.B1:'nis-laser'.B249</svg:desc>
                </draw:g>
              </table:table-cell>
              <table:table-cell office:value-type="float" office:value="4.68291">
                <text:p>4.68291</text:p>
                <draw:g>
                  <svg:desc>'nis-laser'.C1:'nis-laser'.C24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02422">
                <text:p>0.50242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42759">
                <text:p>0.54275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11044">
                <text:p>0.061104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12596">
                <text:p>1.1259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41234">
                <text:p>2.4123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16654">
                <text:p>0.21665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.2465">
                <text:p>11.246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99313">
                <text:p>2.9931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74595">
                <text:p>1.7459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05912">
                <text:p>3.0591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90249">
                <text:p>0.29024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27373">
                <text:p>2.2737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20609">
                <text:p>0.72060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86244">
                <text:p>0.28624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74295">
                <text:p>0.57429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36385">
                <text:p>0.63638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89224">
                <text:p>2.8922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3386">
                <text:p>1.1338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2408">
                <text:p>1.1240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1028">
                <text:p>2.102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270192">
                <text:p>0.27019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57551">
                <text:p>0.65755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25506">
                <text:p>3.2550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611211854">
                <text:p>2.61121185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915081">
                <text:p>0.91508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721585">
                <text:p>0.72158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23033">
                <text:p>2.2303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3179">
                <text:p>1.1317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29077">
                <text:p>0.62907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187667">
                <text:p>0.18766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32602">
                <text:p>0.43260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10803">
                <text:p>0.51080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43201">
                <text:p>0.84320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156313">
                <text:p>0.15631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9259">
                <text:p>1.2925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34054">
                <text:p>0.93405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933938">
                <text:p>0.93393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0169">
                <text:p>1.4016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67293">
                <text:p>3.6729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8721">
                <text:p>1.7872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0675">
                <text:p>1.3067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16368">
                <text:p>3.1636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.02377">
                <text:p>4.0237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35111">
                <text:p>3.3511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10615">
                <text:p>1.1061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1923">
                <text:p>1.192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22221">
                <text:p>2.2222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001255726546">
                <text:p>0.000125572654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.74547">
                <text:p>4.7454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11491">
                <text:p>1.1149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83211">
                <text:p>1.8321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942384">
                <text:p>0.94238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7">
                <text:p>1.3845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21674">
                <text:p>0.42167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23758">
                <text:p>1.2375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13382">
                <text:p>2.1338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16799">
                <text:p>3.1679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05989">
                <text:p>0.10598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41973">
                <text:p>0.44197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358912">
                <text:p>0.35891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11321">
                <text:p>2.1132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79339">
                <text:p>3.7933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954464">
                <text:p>0.95446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05769">
                <text:p>1.0576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72264">
                <text:p>0.57226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54312">
                <text:p>0.25431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.70317">
                <text:p>2.7031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8099020942">
                <text:p>0.809902094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730738">
                <text:p>0.73073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18609">
                <text:p>1.1860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97735">
                <text:p>1.9773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9391">
                <text:p>0.61939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70219">
                <text:p>0.67021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7085">
                <text:p>1.4708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23492">
                <text:p>0.22349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.17563">
                <text:p>2.1756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21535">
                <text:p>0.12153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96744">
                <text:p>1.9674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88012">
                <text:p>0.68801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07451">
                <text:p>0.50745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56334">
                <text:p>3.5633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9989">
                <text:p>1.4998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01932">
                <text:p>0.60193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05844">
                <text:p>3.0584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06272">
                <text:p>3.0627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53384">
                <text:p>0.15338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.18314">
                <text:p>3.1831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02758">
                <text:p>0.40275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91538">
                <text:p>0.19153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7417">
                <text:p>0.49741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94951">
                <text:p>1.9495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.00861">
                <text:p>2.0086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9723">
                <text:p>0.6972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08292">
                <text:p>1.0829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57445">
                <text:p>1.5744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2.74088">
                <text:p>2.7408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20874">
                <text:p>1.2087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23757">
                <text:p>6.2375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0254278">
                <text:p>0.025427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17484">
                <text:p>0.51748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.21928">
                <text:p>2.2192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78846">
                <text:p>1.7884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79606">
                <text:p>0.67960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.06528">
                <text:p>2.0652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19055">
                <text:p>0.51905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724087">
                <text:p>0.72408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.24888">
                <text:p>4.2488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05505">
                <text:p>1.0550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3.8344">
                <text:p>3.834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345171">
                <text:p>0.34517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75967">
                <text:p>0.47596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.58907">
                <text:p>4.5890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.78375">
                <text:p>2.7837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990615">
                <text:p>0.99061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.13569">
                <text:p>2.1356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807833">
                <text:p>0.80783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3.85497">
                <text:p>3.8549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38908">
                <text:p>0.13890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853085">
                <text:p>0.85308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821756">
                <text:p>0.82175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02377">
                <text:p>0.40237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2.22457">
                <text:p>2.2245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149246">
                <text:p>0.14924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98607">
                <text:p>1.9860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777044">
                <text:p>0.77704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.24482">
                <text:p>2.2448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2.32999">
                <text:p>2.3299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809981">
                <text:p>0.80998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0890289">
                <text:p>0.0089028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21146">
                <text:p>1.2114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539276">
                <text:p>0.53927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26185">
                <text:p>1.2618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5.26674">
                <text:p>5.2667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.80294">
                <text:p>3.8029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5214">
                <text:p>1.521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51992">
                <text:p>1.5199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2.36604">
                <text:p>2.3660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57125">
                <text:p>1.5712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15811">
                <text:p>1.1581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350441">
                <text:p>0.35044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312">
                <text:p>0.63531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2.12691">
                <text:p>2.1269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53787">
                <text:p>1.5378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5.10503">
                <text:p>5.1050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05939">
                <text:p>0.50593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1694">
                <text:p>1.169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258616">
                <text:p>0.25861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89678">
                <text:p>1.8967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68076">
                <text:p>0.06807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92769">
                <text:p>3.9276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709243">
                <text:p>0.70924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747443">
                <text:p>0.74744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.82511">
                <text:p>3.8251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60162">
                <text:p>3.6016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05925">
                <text:p>3.0592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.84621">
                <text:p>2.8462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14651">
                <text:p>0.61465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65741">
                <text:p>1.6574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.58684">
                <text:p>4.5868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8383">
                <text:p>1.838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976425">
                <text:p>0.97642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698">
                <text:p>0.669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2.06573">
                <text:p>2.0657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2232">
                <text:p>5.223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.0837">
                <text:p>2.083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563946">
                <text:p>0.56394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68196">
                <text:p>1.6819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2234">
                <text:p>0.49223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231941">
                <text:p>0.23194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96472">
                <text:p>1.9647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280567">
                <text:p>0.28056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3.13103">
                <text:p>3.1310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7624">
                <text:p>1.4762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3.9331">
                <text:p>13.933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753096">
                <text:p>0.75309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075">
                <text:p>1.07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29928">
                <text:p>1.2992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364668">
                <text:p>0.036466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50514">
                <text:p>1.5051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71076">
                <text:p>6.7107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2.37045">
                <text:p>2.3704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8983">
                <text:p>0.6898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.01964">
                <text:p>2.0196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2946">
                <text:p>3.294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17029">
                <text:p>5.1702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.85094">
                <text:p>2.8509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29175">
                <text:p>0.2917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23092">
                <text:p>0.62309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546484">
                <text:p>0.54648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96360703">
                <text:p>0.499636070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73113">
                <text:p>1.7311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4.30796">
                <text:p>4.3079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5366">
                <text:p>1.536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66646">
                <text:p>5.6664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970427">
                <text:p>0.97042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23878">
                <text:p>1.2387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0177459">
                <text:p>0.0017745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98862">
                <text:p>0.69886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2.65085">
                <text:p>2.6508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33273">
                <text:p>1.3327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2.63869">
                <text:p>2.6386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222749">
                <text:p>0.22274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543159">
                <text:p>0.54315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817316">
                <text:p>0.81731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174167">
                <text:p>0.17416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6312">
                <text:p>1.4631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292068">
                <text:p>0.29206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3.73762">
                <text:p>3.7376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.09343">
                <text:p>2.0934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10975">
                <text:p>0.41097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978574">
                <text:p>0.97857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21889">
                <text:p>1.2188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603307">
                <text:p>0.060330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593552">
                <text:p>0.059355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4.51391">
                <text:p>4.5139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995309">
                <text:p>0.99530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320283">
                <text:p>0.320283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.12838">
                <text:p>2.1283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626034">
                <text:p>0.062603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4.36105">
                <text:p>4.3610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23622">
                <text:p>3.2362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5999">
                <text:p>1.4599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538545">
                <text:p>0.53854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4977">
                <text:p>0.4497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6.18238">
                <text:p>6.1823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829156">
                <text:p>0.82915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2.95979">
                <text:p>2.9597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732981">
                <text:p>0.73298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846551">
                <text:p>0.84655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19209">
                <text:p>1.1920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22149">
                <text:p>1.2214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.03218">
                <text:p>2.03218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194494">
                <text:p>0.19449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.15266">
                <text:p>2.15266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7.82775">
                <text:p>7.8277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514061">
                <text:p>0.51406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4.13735">
                <text:p>4.1373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7145">
                <text:p>1.714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.24601">
                <text:p>2.24601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87567">
                <text:p>0.687567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.69985">
                <text:p>2.69985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03014">
                <text:p>1.03014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.18722">
                <text:p>2.1872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829889">
                <text:p>0.829889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21502">
                <text:p>1.2150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4.13252">
                <text:p>4.1325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.57832">
                <text:p>6.57832</text:p>
              </table:table-cell>
              <table:table-cell office:value-type="float" office:value="4.68291">
                <text:p>4.6829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713337">
                <text:p>0.713337</text:p>
              </table:table-cell>
              <table:table-cell office:value-type="float" office:value="4.68291">
                <text:p>4.682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